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1.583cm" fo:margin-left="1.561cm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1.228cm"/>
    </style:style>
    <style:style style:name="Tabla1.D" style:family="table-column">
      <style:table-column-properties style:column-width="3.053cm"/>
    </style:style>
    <style:style style:name="Tabla1.1" style:family="table-row">
      <style:table-row-properties style:min-row-height="0.619cm" fo:keep-together="auto"/>
    </style:style>
    <style:style style:name="Tabla1.A1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-left="0.75pt solid #000000" fo:border-right="none" fo:border-top="1.5pt solid #000000" fo:border-bottom="1.5pt solid #000000" style:writing-mode="lr-tb"/>
    </style:style>
    <style:style style:name="Tabla1.C1" style:family="table-cell">
      <style:table-cell-properties style:vertical-align="middle" fo:background-color="#f3f3f3" fo:padding-left="0.123cm" fo:padding-right="0.123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a1.D1" style:family="table-cell">
      <style:table-cell-properties style:vertical-align="middle" fo:padding-left="0.123cm" fo:padding-right="0.123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la1.2" style:family="table-row">
      <style:table-row-properties style:min-row-height="0.6cm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2" style:family="table">
      <style:table-properties style:width="16.245cm" fo:margin-left="-0.217cm" table:align="left" style:writing-mode="lr-tb"/>
    </style:style>
    <style:style style:name="Tabla2.A" style:family="table-column">
      <style:table-column-properties style:column-width="10.261cm"/>
    </style:style>
    <style:style style:name="Tabla2.B" style:family="table-column">
      <style:table-column-properties style:column-width="0.924cm"/>
    </style:style>
    <style:style style:name="Tabla2.C" style:family="table-column">
      <style:table-column-properties style:column-width="2.007cm"/>
    </style:style>
    <style:style style:name="Tabla2.D" style:family="table-column">
      <style:table-column-properties style:column-width="3.053cm"/>
    </style:style>
    <style:style style:name="Tabla2.1" style:family="table-row">
      <style:table-row-properties style:min-row-height="0.609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.C1" style:family="table-cell">
      <style:table-cell-properties style:vertical-align="middle" fo:background-color="#f3f3f3" fo:padding-left="0.191cm" fo:padding-right="0.191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3f3f3" fo:padding-left="0.191cm" fo:padding-right="0.191cm" fo:padding-top="0cm" fo:padding-bottom="0cm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448cm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D2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a2.3" style:family="table-row">
      <style:table-row-properties style:min-row-height="0.443cm" fo:keep-together="auto"/>
    </style:style>
    <style:style style:name="Tabla2.A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2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75pt solid #000000" fo:border-right="none" fo:border-top="1.5pt solid #000000" fo:border-bottom="0.25pt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-left="0.75pt solid #000000" fo:border-right="none" fo:border-top="1.5pt solid #000000" fo:border-bottom="0.25pt solid #000000" style:writing-mode="lr-tb"/>
    </style:style>
    <style:style style:name="Tabla2.D3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25pt solid #000000" style:writing-mode="lr-tb"/>
    </style:style>
    <style:style style:name="Tabla2.4" style:family="table-row">
      <style:table-row-properties style:min-row-height="0.649cm"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4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4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5" style:family="table-row">
      <style:table-row-properties style:min-row-height="0.504cm" fo:keep-together="auto"/>
    </style:style>
    <style:style style:name="Tabla2.A5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5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6" style:family="table-row">
      <style:table-row-properties style:min-row-height="0.801cm" fo:keep-together="auto"/>
    </style:style>
    <style:style style:name="Tabla2.A6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6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6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7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8" style:family="table-row">
      <style:table-row-properties style:min-row-height="0.425cm" fo:keep-together="auto"/>
    </style:style>
    <style:style style:name="Tabla2.B8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C8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D8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a2.9" style:family="table-row">
      <style:table-row-properties style:min-row-height="0.677cm" fo:keep-together="auto"/>
    </style:style>
    <style:style style:name="Tabla2.A9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9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9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0.25pt solid #000000" style:writing-mode="lr-tb"/>
    </style:style>
    <style:style style:name="Tabla2.B10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C10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0.25pt solid #000000" style:writing-mode="lr-tb"/>
    </style:style>
    <style:style style:name="Tabla2.D10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0.25pt solid #000000" style:writing-mode="lr-tb"/>
    </style:style>
    <style:style style:name="Tabla2.A11" style:family="table-cell">
      <style:table-cell-properties style:vertical-align="middle" fo:padding-left="0.191cm" fo:padding-right="0.191cm" fo:padding-top="0cm" fo:padding-bottom="0cm" fo:border-left="1.5pt solid #000000" fo:border-right="none" fo:border-top="0.25pt solid #000000" fo:border-bottom="1.5pt solid #000000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1.5pt solid #000000" style:writing-mode="lr-tb"/>
    </style:style>
    <style:style style:name="Tabla2.C11" style:family="table-cell">
      <style:table-cell-properties style:vertical-align="middle" fo:padding-left="0.191cm" fo:padding-right="0.191cm" fo:padding-top="0cm" fo:padding-bottom="0cm" fo:border-left="0.75pt solid #000000" fo:border-right="none" fo:border-top="0.25pt solid #000000" fo:border-bottom="1.5pt solid #000000" style:writing-mode="lr-tb"/>
    </style:style>
    <style:style style:name="Tabla2.D1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0.25pt solid #000000" fo:border-bottom="1.5pt solid #000000" style:writing-mode="lr-tb"/>
    </style:style>
    <style:style style:name="Tabla3" style:family="table">
      <style:table-properties style:width="16.178cm" fo:margin-left="-0.15cm" table:align="left" style:writing-mode="lr-tb"/>
    </style:style>
    <style:style style:name="Tabla3.A" style:family="table-column">
      <style:table-column-properties style:column-width="1.644cm"/>
    </style:style>
    <style:style style:name="Tabla3.B" style:family="table-column">
      <style:table-column-properties style:column-width="1.48cm"/>
    </style:style>
    <style:style style:name="Tabla3.C" style:family="table-column">
      <style:table-column-properties style:column-width="6.99cm"/>
    </style:style>
    <style:style style:name="Tabla3.D" style:family="table-column">
      <style:table-column-properties style:column-width="0.072cm"/>
    </style:style>
    <style:style style:name="Tabla3.E" style:family="table-column">
      <style:table-column-properties style:column-width="1.251cm"/>
    </style:style>
    <style:style style:name="Tabla3.F" style:family="table-column">
      <style:table-column-properties style:column-width="0.938cm"/>
    </style:style>
    <style:style style:name="Tabla3.G" style:family="table-column">
      <style:table-column-properties style:column-width="3.803cm"/>
    </style:style>
    <style:style style:name="Tabla3.1" style:family="table-row">
      <style:table-row-properties style:min-row-height="0.6cm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a3.2" style:family="table-row">
      <style:table-row-properties style:min-row-height="0.7cm" fo:keep-together="auto"/>
    </style:style>
    <style:style style:name="Tabla3.A2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3.C2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E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3.G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A3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3.C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E3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G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A6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pt solid #000000" fo:border-bottom="1.5pt solid #000000" style:writing-mode="lr-tb">
        <style:background-image/>
      </style:table-cell-properties>
    </style:style>
    <style:style style:name="Tabla3.C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3.C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G8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C9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9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3.C1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3.G11" style:family="table-cell">
      <style:table-cell-properties style:vertical-align="middle" fo:background-color="#ffffff" fo:padding-left="0.123cm" fo:padding-right="0.123cm" fo:padding-top="0cm" fo:padding-bottom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3.C1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3.14" style:family="table-row">
      <style:table-row-properties style:min-row-height="0.554cm" fo:keep-together="auto"/>
    </style:style>
    <style:style style:name="Tabla3.B14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pt solid #000000" style:writing-mode="lr-tb"/>
    </style:style>
    <style:style style:name="Tabla3.F1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a3.15" style:family="table-row">
      <style:table-row-properties style:min-row-height="0.457cm" fo:keep-together="auto"/>
    </style:style>
    <style:style style:name="Tabla3.B1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3.E15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.5pt solid #000000" style:writing-mode="lr-tb">
        <style:background-image/>
      </style:table-cell-properties>
    </style:style>
    <style:style style:name="Tabla3.F1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4" style:family="table">
      <style:table-properties style:width="16.178cm" fo:margin-left="-0.15cm" table:align="left" style:writing-mode="lr-tb"/>
    </style:style>
    <style:style style:name="Tabla4.A" style:family="table-column">
      <style:table-column-properties style:column-width="16.178cm"/>
    </style:style>
    <style:style style:name="Tabla4.1" style:family="table-row">
      <style:table-row-properties style:min-row-height="1.94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5" style:family="table">
      <style:table-properties style:width="16.429cm" fo:margin-left="-0.15cm" table:align="left" style:writing-mode="lr-tb"/>
    </style:style>
    <style:style style:name="Tabla5.A" style:family="table-column">
      <style:table-column-properties style:column-width="2.372cm"/>
    </style:style>
    <style:style style:name="Tabla5.B" style:family="table-column">
      <style:table-column-properties style:column-width="7.535cm"/>
    </style:style>
    <style:style style:name="Tabla5.C" style:family="table-column">
      <style:table-column-properties style:column-width="2.499cm"/>
    </style:style>
    <style:style style:name="Tabla5.D" style:family="table-column">
      <style:table-column-properties style:column-width="4.022cm"/>
    </style:style>
    <style:style style:name="Tabla5.1" style:family="table-row">
      <style:table-row-properties style:min-row-height="0.6cm"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5.2" style:family="table-row">
      <style:table-row-properties style:min-row-height="0.7cm" fo:keep-together="auto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0.5pt solid #000000" style:writing-mode="lr-tb"/>
    </style:style>
    <style:style style:name="Tabla5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0.5pt solid #000000" style:writing-mode="lr-tb">
        <style:background-image/>
      </style:table-cell-properties>
    </style:style>
    <style:style style:name="Tabla5.D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0.5pt solid #000000" style:writing-mode="lr-tb"/>
    </style:style>
    <style:style style:name="Tabla5.A3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a5.B3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5.D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0.5pt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5.D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0.5pt solid #000000" style:writing-mode="lr-tb"/>
    </style:style>
    <style:style style:name="Tabla5.A5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0.5pt solid #000000" fo:border-bottom="1.5pt solid #000000" style:writing-mode="lr-tb">
        <style:background-image/>
      </style:table-cell-properties>
    </style:style>
    <style:style style:name="Tabla5.B5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1.5pt solid #000000" style:writing-mode="lr-tb"/>
    </style:style>
    <style:style style:name="Tabla5.C5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1.5pt solid #000000" style:writing-mode="lr-tb">
        <style:background-image/>
      </style:table-cell-properties>
    </style:style>
    <style:style style:name="Tabla5.D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0.5pt solid #000000" fo:border-bottom="1.5pt solid #000000" style:writing-mode="lr-tb"/>
    </style:style>
    <style:style style:name="Tabla6" style:family="table">
      <style:table-properties style:width="16.429cm" fo:margin-left="-0.15cm" table:align="left" style:writing-mode="lr-tb"/>
    </style:style>
    <style:style style:name="Tabla6.A" style:family="table-column">
      <style:table-column-properties style:column-width="1.266cm"/>
    </style:style>
    <style:style style:name="Tabla6.B" style:family="table-column">
      <style:table-column-properties style:column-width="3.182cm"/>
    </style:style>
    <style:style style:name="Tabla6.C" style:family="table-column">
      <style:table-column-properties style:column-width="2.39cm"/>
    </style:style>
    <style:style style:name="Tabla6.D" style:family="table-column">
      <style:table-column-properties style:column-width="2.369cm"/>
    </style:style>
    <style:style style:name="Tabla6.E" style:family="table-column">
      <style:table-column-properties style:column-width="0.928cm"/>
    </style:style>
    <style:style style:name="Tabla6.G" style:family="table-column">
      <style:table-column-properties style:column-width="0.813cm"/>
    </style:style>
    <style:style style:name="Tabla6.H" style:family="table-column">
      <style:table-column-properties style:column-width="1.249cm"/>
    </style:style>
    <style:style style:name="Tabla6.I" style:family="table-column">
      <style:table-column-properties style:column-width="0.721cm"/>
    </style:style>
    <style:style style:name="Tabla6.J" style:family="table-column">
      <style:table-column-properties style:column-width="2.582cm"/>
    </style:style>
    <style:style style:name="Tabla6.1" style:family="table-row">
      <style:table-row-properties style:min-row-height="0.6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6.2" style:family="table-row">
      <style:table-row-properties style:min-row-height="0.741cm" fo:keep-together="auto"/>
    </style:style>
    <style:style style:name="Tabla6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none" fo:border-bottom="1pt solid #000000" style:writing-mode="lr-tb">
        <style:background-image/>
      </style:table-cell-properties>
    </style:style>
    <style:style style:name="Tabla6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a6.J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6.E3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4" style:family="table-row">
      <style:table-row-properties style:min-row-height="0.7cm" fo:keep-together="auto"/>
    </style:style>
    <style:style style:name="Tabla6.A4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1pt solid #000000" fo:border-bottom="1pt solid #000000" style:writing-mode="lr-tb">
        <style:background-image/>
      </style:table-cell-properties>
    </style:style>
    <style:style style:name="Tabla6.A5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none" fo:border-bottom="1pt solid #000000" style:writing-mode="lr-tb">
        <style:background-image/>
      </style:table-cell-properties>
    </style:style>
    <style:style style:name="Tabla6.A6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6.B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C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D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E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F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G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H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I6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6.J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6.A9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6.C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D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E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F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G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H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I9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6.J9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7" style:family="table">
      <style:table-properties style:width="16.461cm" fo:margin-left="-0.15cm" table:align="left" style:writing-mode="lr-tb"/>
    </style:style>
    <style:style style:name="Tabla7.A" style:family="table-column">
      <style:table-column-properties style:column-width="2.374cm"/>
    </style:style>
    <style:style style:name="Tabla7.B" style:family="table-column">
      <style:table-column-properties style:column-width="4.001cm"/>
    </style:style>
    <style:style style:name="Tabla7.C" style:family="table-column">
      <style:table-column-properties style:column-width="1.501cm"/>
    </style:style>
    <style:style style:name="Tabla7.D" style:family="table-column">
      <style:table-column-properties style:column-width="2.249cm"/>
    </style:style>
    <style:style style:name="Tabla7.E" style:family="table-column">
      <style:table-column-properties style:column-width="1.752cm"/>
    </style:style>
    <style:style style:name="Tabla7.G" style:family="table-column">
      <style:table-column-properties style:column-width="2.335cm"/>
    </style:style>
    <style:style style:name="Tabla7.1" style:family="table-row">
      <style:table-row-properties style:min-row-height="0.6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7.2" style:family="table-row">
      <style:table-row-properties style:min-row-height="0.7cm" fo:keep-together="auto"/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7.G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7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F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7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.5pt solid #000000" style:writing-mode="lr-tb"/>
    </style:style>
    <style:style style:name="Tabla7.A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a8" style:family="table">
      <style:table-properties style:width="16.429cm" fo:margin-left="-0.15cm" table:align="left" style:writing-mode="lr-tb"/>
    </style:style>
    <style:style style:name="Tabla8.A" style:family="table-column">
      <style:table-column-properties style:column-width="2.344cm"/>
    </style:style>
    <style:style style:name="Tabla8.B" style:family="table-column">
      <style:table-column-properties style:column-width="4.443cm"/>
    </style:style>
    <style:style style:name="Tabla8.C" style:family="table-column">
      <style:table-column-properties style:column-width="2.252cm"/>
    </style:style>
    <style:style style:name="Tabla8.D" style:family="table-column">
      <style:table-column-properties style:column-width="2.221cm"/>
    </style:style>
    <style:style style:name="Tabla8.E" style:family="table-column">
      <style:table-column-properties style:column-width="2.716cm"/>
    </style:style>
    <style:style style:name="Tabla8.F" style:family="table-column">
      <style:table-column-properties style:column-width="2.452cm"/>
    </style:style>
    <style:style style:name="Tabla8.1" style:family="table-row">
      <style:table-row-properties style:min-row-height="0.605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8.2" style:family="table-row">
      <style:table-row-properties style:min-row-height="1.415cm" fo:keep-together="auto"/>
    </style:style>
    <style:style style:name="Tabla8.A2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8.C2" style:family="table-cell">
      <style:table-cell-properties style:vertical-align="middle" fo:background-color="#f3f3f3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8.F2" style:family="table-cell">
      <style:table-cell-properties style:vertical-align="middle" fo:background-color="#f3f3f3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8.3" style:family="table-row">
      <style:table-row-properties style:min-row-height="0.707cm" fo:keep-together="auto"/>
    </style:style>
    <style:style style:name="Tabla8.A3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pt solid #000000" style:writing-mode="lr-tb">
        <style:background-image/>
      </style:table-cell-properties>
    </style:style>
    <style:style style:name="Tabla8.B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8.C3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8.F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8.A4" style:family="table-cell">
      <style:table-cell-properties style:vertical-align="middle" fo:background-color="#ffffff" fo:padding-left="0.123cm" fo:padding-right="0.123cm" fo:padding-top="0cm" fo:padding-bottom="0cm" fo:border-left="1.5pt solid #000000" fo:border-right="none" fo:border-top="1pt solid #000000" fo:border-bottom="1.5pt solid #000000" style:writing-mode="lr-tb">
        <style:background-image/>
      </style:table-cell-properties>
    </style:style>
    <style:style style:name="Tabla8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8.C4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pt solid #000000" fo:border-bottom="1.5pt solid #000000" style:writing-mode="lr-tb">
        <style:background-image/>
      </style:table-cell-properties>
    </style:style>
    <style:style style:name="Tabla8.F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8.A5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8.C5" style:family="table-cell">
      <style:table-cell-properties style:vertical-align="middle" fo:background-color="#ffffff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8.F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9" style:family="table">
      <style:table-properties style:width="16.429cm" fo:margin-left="-0.15cm" table:align="left" style:writing-mode="lr-tb"/>
    </style:style>
    <style:style style:name="Tabla9.A" style:family="table-column">
      <style:table-column-properties style:column-width="2.374cm"/>
    </style:style>
    <style:style style:name="Tabla9.B" style:family="table-column">
      <style:table-column-properties style:column-width="5.251cm"/>
    </style:style>
    <style:style style:name="Tabla9.C" style:family="table-column">
      <style:table-column-properties style:column-width="2.251cm"/>
    </style:style>
    <style:style style:name="Tabla9.D" style:family="table-column">
      <style:table-column-properties style:column-width="1.75cm"/>
    </style:style>
    <style:style style:name="Tabla9.F" style:family="table-column">
      <style:table-column-properties style:column-width="2.552cm"/>
    </style:style>
    <style:style style:name="Tabla9.1" style:family="table-row">
      <style:table-row-properties style:min-row-height="0.6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9.2" style:family="table-row">
      <style:table-row-properties style:min-row-height="0.7cm" fo:keep-together="auto"/>
    </style:style>
    <style:style style:name="Tabla9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9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9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9.F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9.A3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pt solid #000000" style:writing-mode="lr-tb"/>
    </style:style>
    <style:style style:name="Tabla9.A4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pt solid #000000" style:writing-mode="lr-tb"/>
    </style:style>
    <style:style style:name="Tabla9.A5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.5pt solid #000000" style:writing-mode="lr-tb"/>
    </style:style>
    <style:style style:name="Tabla9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9.F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9.A6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.5pt solid #000000" style:writing-mode="lr-tb"/>
    </style:style>
    <style:style style:name="Tabla9.A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a9.A8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9.C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D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E8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9.F8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0" style:family="table">
      <style:table-properties style:width="16.323cm" fo:margin-left="-0.15cm" table:align="left" style:writing-mode="lr-tb"/>
    </style:style>
    <style:style style:name="Tabla10.A" style:family="table-column">
      <style:table-column-properties style:column-width="2.374cm"/>
    </style:style>
    <style:style style:name="Tabla10.B" style:family="table-column">
      <style:table-column-properties style:column-width="4.001cm"/>
    </style:style>
    <style:style style:name="Tabla10.C" style:family="table-column">
      <style:table-column-properties style:column-width="2.251cm"/>
    </style:style>
    <style:style style:name="Tabla10.D" style:family="table-column">
      <style:table-column-properties style:column-width="1.75cm"/>
    </style:style>
    <style:style style:name="Tabla10.F" style:family="table-column">
      <style:table-column-properties style:column-width="1.752cm"/>
    </style:style>
    <style:style style:name="Tabla10.G" style:family="table-column">
      <style:table-column-properties style:column-width="2.447cm"/>
    </style:style>
    <style:style style:name="Tabla10.1" style:family="table-row">
      <style:table-row-properties style:min-row-height="0.6cm" fo:keep-together="auto"/>
    </style:style>
    <style:style style:name="Tabla10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a10.2" style:family="table-row">
      <style:table-row-properties style:min-row-height="0.7cm" fo:keep-together="auto"/>
    </style:style>
    <style:style style:name="Tabla10.A2" style:family="table-cell">
      <style:table-cell-properties style:vertical-align="middle" fo:background-color="#e6e6e6" fo:padding-left="0.123cm" fo:padding-right="0.123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10.B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10.C2" style:family="table-cell">
      <style:table-cell-properties style:vertical-align="middle" fo:background-color="#e6e6e6" fo:padding-left="0.123cm" fo:padding-right="0.123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a10.G2" style:family="table-cell">
      <style:table-cell-properties style:vertical-align="middle" fo:background-color="#e6e6e6" fo:padding-left="0.123cm" fo:padding-right="0.123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10.A3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10.B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0.C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D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E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F3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G3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la10.B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0.C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D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solid #000000" style:writing-mode="lr-tb"/>
    </style:style>
    <style:style style:name="Tabla10.E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F4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none" style:writing-mode="lr-tb"/>
    </style:style>
    <style:style style:name="Tabla10.G4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.5pt solid #000000" style:writing-mode="lr-tb"/>
    </style:style>
    <style:style style:name="Tabla10.B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C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D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E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F5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.5pt solid #000000" style:writing-mode="lr-tb"/>
    </style:style>
    <style:style style:name="Tabla10.G5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.5pt solid #000000" style:writing-mode="lr-tb"/>
    </style:style>
    <style:style style:name="Tabla10.A6" style:family="table-cell">
      <style:table-cell-properties style:vertical-align="middle" fo:background-color="#f3f3f3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0.C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D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E6" style:family="table-cell">
      <style:table-cell-properties style:vertical-align="middle" fo:padding-left="0.123cm" fo:padding-right="0.123cm" fo:padding-top="0cm" fo:padding-bottom="0cm" fo:border-left="1pt solid #000000" fo:border-right="none" fo:border-top="1.5pt solid #000000" fo:border-bottom="1.5pt solid #000000" style:writing-mode="lr-tb"/>
    </style:style>
    <style:style style:name="Tabla10.F6" style:family="table-cell">
      <style:table-cell-properties style:vertical-align="middle" fo:background-color="#c0c0c0" fo:padding-left="0.123cm" fo:padding-right="0.123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10.G6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1" style:family="table">
      <style:table-properties style:width="16.746cm" fo:margin-left="-0.217cm" table:align="left" style:writing-mode="lr-tb"/>
    </style:style>
    <style:style style:name="Tabla11.A" style:family="table-column">
      <style:table-column-properties style:column-width="4.089cm"/>
    </style:style>
    <style:style style:name="Tabla11.B" style:family="table-column">
      <style:table-column-properties style:column-width="12.658cm"/>
    </style:style>
    <style:style style:name="Tabla11.1" style:family="table-row">
      <style:table-row-properties style:min-row-height="0.7cm" fo:keep-together="auto"/>
    </style:style>
    <style:style style:name="Tabla11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1.B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la12" style:family="table">
      <style:table-properties style:width="16.746cm" fo:margin-left="-0.217cm" table:align="left" style:writing-mode="lr-tb"/>
    </style:style>
    <style:style style:name="Tabla12.A" style:family="table-column">
      <style:table-column-properties style:column-width="2.392cm"/>
    </style:style>
    <style:style style:name="Tabla12.B" style:family="table-column">
      <style:table-column-properties style:column-width="2.304cm"/>
    </style:style>
    <style:style style:name="Tabla12.C" style:family="table-column">
      <style:table-column-properties style:column-width="0.293cm"/>
    </style:style>
    <style:style style:name="Tabla12.D" style:family="table-column">
      <style:table-column-properties style:column-width="2.459cm"/>
    </style:style>
    <style:style style:name="Tabla12.E" style:family="table-column">
      <style:table-column-properties style:column-width="1.251cm"/>
    </style:style>
    <style:style style:name="Tabla12.F" style:family="table-column">
      <style:table-column-properties style:column-width="2.752cm"/>
    </style:style>
    <style:style style:name="Tabla12.H" style:family="table-column">
      <style:table-column-properties style:column-width="2.545cm"/>
    </style:style>
    <style:style style:name="Tabla12.1" style:family="table-row">
      <style:table-row-properties style:min-row-height="0.6cm" fo:keep-together="always"/>
    </style:style>
    <style:style style:name="Tabla12.A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2.B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3" style:family="table-row">
      <style:table-row-properties style:min-row-height="0.7cm" fo:keep-together="always"/>
    </style:style>
    <style:style style:name="Tabla12.H3" style:family="table-cell">
      <style:table-cell-properties style:vertical-align="middle" fo:background-color="#e6e6e6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a12.A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12.A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E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G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2.H6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7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2.A8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12.A9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12.H9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6" style:family="table">
      <style:table-properties style:width="16.746cm" fo:margin-left="-0.217cm" table:align="left" style:writing-mode="lr-tb"/>
    </style:style>
    <style:style style:name="Tabla16.A" style:family="table-column">
      <style:table-column-properties style:column-width="2.39cm"/>
    </style:style>
    <style:style style:name="Tabla16.B" style:family="table-column">
      <style:table-column-properties style:column-width="2.051cm"/>
    </style:style>
    <style:style style:name="Tabla16.C" style:family="table-column">
      <style:table-column-properties style:column-width="0.543cm"/>
    </style:style>
    <style:style style:name="Tabla16.D" style:family="table-column">
      <style:table-column-properties style:column-width="2.958cm"/>
    </style:style>
    <style:style style:name="Tabla16.E" style:family="table-column">
      <style:table-column-properties style:column-width="0.75cm"/>
    </style:style>
    <style:style style:name="Tabla16.F" style:family="table-column">
      <style:table-column-properties style:column-width="2.75cm"/>
    </style:style>
    <style:style style:name="Tabla16.H" style:family="table-column">
      <style:table-column-properties style:column-width="2.554cm"/>
    </style:style>
    <style:style style:name="Tabla16.1" style:family="table-row">
      <style:table-row-properties style:min-row-height="0.6cm" fo:keep-together="always"/>
    </style:style>
    <style:style style:name="Tabla16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16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16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16.F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16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16.3" style:family="table-row">
      <style:table-row-properties style:min-row-height="0.7cm" fo:keep-together="always"/>
    </style:style>
    <style:style style:name="Tabla16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16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16.H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16.A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pt solid #000000" style:writing-mode="lr-tb"/>
    </style:style>
    <style:style style:name="Tabla16.A5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pt solid #000000" style:writing-mode="lr-tb"/>
    </style:style>
    <style:style style:name="Tabla16.A6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1pt solid #000000" style:writing-mode="lr-tb"/>
    </style:style>
    <style:style style:name="Tabla16.C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E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G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6.H6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none" fo:border-bottom="1pt solid #000000" style:writing-mode="lr-tb"/>
    </style:style>
    <style:style style:name="Tabla16.A7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pt solid #000000" style:writing-mode="lr-tb"/>
    </style:style>
    <style:style style:name="Tabla16.A8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pt solid #000000" style:writing-mode="lr-tb"/>
    </style:style>
    <style:style style:name="Tabla16.A9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16.H9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6" style:family="table">
      <style:table-properties style:width="16.746cm" fo:margin-left="-0.217cm" table:align="left" style:writing-mode="lr-tb"/>
    </style:style>
    <style:style style:name="Tabla26.A" style:family="table-column">
      <style:table-column-properties style:column-width="2.692cm"/>
    </style:style>
    <style:style style:name="Tabla26.B" style:family="table-column">
      <style:table-column-properties style:column-width="1.75cm"/>
    </style:style>
    <style:style style:name="Tabla26.C" style:family="table-column">
      <style:table-column-properties style:column-width="0.543cm"/>
    </style:style>
    <style:style style:name="Tabla26.D" style:family="table-column">
      <style:table-column-properties style:column-width="1.744cm"/>
    </style:style>
    <style:style style:name="Tabla26.E" style:family="table-column">
      <style:table-column-properties style:column-width="1.912cm"/>
    </style:style>
    <style:style style:name="Tabla26.F" style:family="table-column">
      <style:table-column-properties style:column-width="0.09cm"/>
    </style:style>
    <style:style style:name="Tabla26.G" style:family="table-column">
      <style:table-column-properties style:column-width="2.358cm"/>
    </style:style>
    <style:style style:name="Tabla26.H" style:family="table-column">
      <style:table-column-properties style:column-width="1.854cm"/>
    </style:style>
    <style:style style:name="Tabla26.I" style:family="table-column">
      <style:table-column-properties style:column-width="3.803cm"/>
    </style:style>
    <style:style style:name="Tabla26.1" style:family="table-row">
      <style:table-row-properties style:min-row-height="0.6cm" fo:keep-together="always"/>
    </style:style>
    <style:style style:name="Tabla26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26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26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26.G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6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26.3" style:family="table-row">
      <style:table-row-properties style:min-row-height="0.7cm" fo:keep-together="always"/>
    </style:style>
    <style:style style:name="Tabla26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26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26.I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26.A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0.5pt solid #000000" style:writing-mode="lr-tb"/>
    </style:style>
    <style:style style:name="Tabla26.A5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0.5pt solid #000000" style:writing-mode="lr-tb"/>
    </style:style>
    <style:style style:name="Tabla26.A6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6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E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6.H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26.I6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0.5pt solid #000000" style:writing-mode="lr-tb"/>
    </style:style>
    <style:style style:name="Tabla26.A7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0.5pt solid #000000" style:writing-mode="lr-tb"/>
    </style:style>
    <style:style style:name="Tabla26.A8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0.5pt solid #000000" style:writing-mode="lr-tb"/>
    </style:style>
    <style:style style:name="Tabla26.A9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6.I9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7" style:family="table">
      <style:table-properties style:width="16.746cm" fo:margin-left="-0.217cm" table:align="left" style:writing-mode="lr-tb"/>
    </style:style>
    <style:style style:name="Tabla27.A" style:family="table-column">
      <style:table-column-properties style:column-width="2.39cm"/>
    </style:style>
    <style:style style:name="Tabla27.B" style:family="table-column">
      <style:table-column-properties style:column-width="2.051cm"/>
    </style:style>
    <style:style style:name="Tabla27.C" style:family="table-column">
      <style:table-column-properties style:column-width="0.543cm"/>
    </style:style>
    <style:style style:name="Tabla27.D" style:family="table-column">
      <style:table-column-properties style:column-width="2.958cm"/>
    </style:style>
    <style:style style:name="Tabla27.E" style:family="table-column">
      <style:table-column-properties style:column-width="0.974cm"/>
    </style:style>
    <style:style style:name="Tabla27.F" style:family="table-column">
      <style:table-column-properties style:column-width="2.526cm"/>
    </style:style>
    <style:style style:name="Tabla27.G" style:family="table-column">
      <style:table-column-properties style:column-width="2.75cm"/>
    </style:style>
    <style:style style:name="Tabla27.H" style:family="table-column">
      <style:table-column-properties style:column-width="2.554cm"/>
    </style:style>
    <style:style style:name="Tabla27.1" style:family="table-row">
      <style:table-row-properties style:min-row-height="0.6cm" fo:keep-together="always"/>
    </style:style>
    <style:style style:name="Tabla27.A1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a27.B1" style:family="table-cell">
      <style:table-cell-properties style:vertical-align="middle" fo:padding-left="0.191cm" fo:padding-right="0.191cm" fo:padding-top="0cm" fo:padding-bottom="0cm" fo:border-left="1pt solid #000000" fo:border-right="none" fo:border-top="1.5pt solid #000000" fo:border-bottom="1.5pt solid #000000" style:writing-mode="lr-tb"/>
    </style:style>
    <style:style style:name="Tabla27.D1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.5pt solid #000000" style:writing-mode="lr-tb">
        <style:background-image/>
      </style:table-cell-properties>
    </style:style>
    <style:style style:name="Tabla27.F1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Tabla27.A2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la27.3" style:family="table-row">
      <style:table-row-properties style:min-row-height="0.7cm" fo:keep-together="always"/>
    </style:style>
    <style:style style:name="Tabla27.A3" style:family="table-cell">
      <style:table-cell-properties style:vertical-align="middle" fo:background-color="#e6e6e6" fo:padding-left="0.191cm" fo:padding-right="0.191cm" fo:padding-top="0cm" fo:padding-bottom="0cm" fo:border-left="1.5pt solid #000000" fo:border-right="none" fo:border-top="1.5pt solid #000000" fo:border-bottom="1pt solid #000000" style:writing-mode="lr-tb">
        <style:background-image/>
      </style:table-cell-properties>
    </style:style>
    <style:style style:name="Tabla27.C3" style:family="table-cell">
      <style:table-cell-properties style:vertical-align="middle" fo:background-color="#e6e6e6" fo:padding-left="0.191cm" fo:padding-right="0.191cm" fo:padding-top="0cm" fo:padding-bottom="0cm" fo:border-left="1pt solid #000000" fo:border-right="none" fo:border-top="1.5pt solid #000000" fo:border-bottom="1pt solid #000000" style:writing-mode="lr-tb">
        <style:background-image/>
      </style:table-cell-properties>
    </style:style>
    <style:style style:name="Tabla27.H3" style:family="table-cell">
      <style:table-cell-properties style:vertical-align="middle" fo:background-color="#e6e6e6" fo:padding-left="0.191cm" fo:padding-right="0.191cm" fo:padding-top="0cm" fo:padding-bottom="0cm" fo:border-left="1pt solid #000000" fo:border-right="1.5pt solid #000000" fo:border-top="1.5pt solid #000000" fo:border-bottom="1pt solid #000000" style:writing-mode="lr-tb">
        <style:background-image/>
      </style:table-cell-properties>
    </style:style>
    <style:style style:name="Tabla27.A4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7.C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E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G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H4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pt solid #000000" style:writing-mode="lr-tb"/>
    </style:style>
    <style:style style:name="Tabla27.A5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pt solid #000000" style:writing-mode="lr-tb"/>
    </style:style>
    <style:style style:name="Tabla27.C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E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G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27.H5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pt solid #000000" style:writing-mode="lr-tb"/>
    </style:style>
    <style:style style:name="Tabla27.A6" style:family="table-cell">
      <style:table-cell-properties style:vertical-align="middle" fo:padding-left="0.191cm" fo:padding-right="0.191cm" fo:padding-top="0cm" fo:padding-bottom="0cm" fo:border-left="1.5pt solid #000000" fo:border-right="none" fo:border-top="1pt solid #000000" fo:border-bottom="1.5pt solid #000000" style:writing-mode="lr-tb"/>
    </style:style>
    <style:style style:name="Tabla27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E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G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la27.H6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pt solid #000000" fo:border-bottom="1.5pt solid #000000" style:writing-mode="lr-tb"/>
    </style:style>
    <style:style style:name="Tabla27.A7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27.H7" style:family="table-cell">
      <style:table-cell-properties style:vertical-align="middle" fo:padding-left="0.191cm" fo:padding-right="0.191cm" fo:padding-top="0cm" fo:padding-bottom="0cm" fo:border-left="1pt solid #000000" fo:border-right="1.5pt solid #000000" fo:border-top="1.5pt solid #000000" fo:border-bottom="1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color="#808080"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3" style:family="paragraph" style:parent-style-name="Standard">
      <style:text-properties style:font-name="Arial" fo:font-size="8pt" fo:font-style="italic" style:font-size-asian="8pt" style:font-style-asian="italic" style:font-name-complex="Arial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/>
    </style:style>
    <style:style style:name="P16" style:family="paragraph" style:parent-style-name="Standard"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" style:font-size-complex="9pt"/>
    </style:style>
    <style:style style:name="P22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25" style:family="paragraph" style:parent-style-name="Standard">
      <style:text-properties style:font-name="Arial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9pt"/>
    </style:style>
    <style:style style:name="P29" style:family="paragraph" style:parent-style-name="Standard">
      <style:text-properties style:font-name="Arial" fo:font-size="7pt" style:font-size-asian="7pt" style:font-name-complex="Arial" style:font-size-complex="8pt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7pt" style:font-size-asian="7pt" style:font-name-complex="Arial" style:font-size-complex="8pt"/>
    </style:style>
    <style:style style:name="P31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8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8pt"/>
    </style:style>
    <style:style style:name="P33" style:family="paragraph" style:parent-style-name="Standard">
      <style:text-properties style:font-name="Arial" fo:font-weight="bold" style:font-weight-asian="bold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5" style:family="paragraph" style:parent-style-name="Standard">
      <style:text-properties fo:font-size="9pt" style:font-size-asian="9pt" style:font-size-complex="9pt"/>
    </style:style>
    <style:style style:name="P36" style:family="paragraph" style:parent-style-name="Standard">
      <style:text-properties fo:font-size="9pt" fo:font-weight="bold" fo:background-color="#ff00ff" style:font-size-asian="9pt" style:font-weight-asian="bold" style:font-size-complex="9pt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 style:text-autospace="none"/>
    </style:style>
    <style:style style:name="P39" style:family="paragraph" style:parent-style-name="Standard">
      <style:paragraph-properties fo:text-align="justify" style:justify-single-word="false"/>
      <style:text-properties officeooo:paragraph-rsid="0005b7f0"/>
    </style:style>
    <style:style style:name="P40" style:family="paragraph" style:parent-style-name="Standard">
      <style:paragraph-properties fo:text-align="justify" style:justify-single-word="false" style:snap-to-layout-grid="false"/>
    </style:style>
    <style:style style:name="P41" style:family="paragraph" style:parent-style-name="Standard">
      <style:paragraph-properties fo:text-align="justify" style:justify-single-word="false" style:snap-to-layout-grid="false"/>
      <style:text-properties officeooo:paragraph-rsid="00187784"/>
    </style:style>
    <style:style style:name="P42" style:family="paragraph" style:parent-style-name="Standard">
      <style:paragraph-properties fo:text-align="justify" style:justify-single-word="false"/>
      <style:text-properties officeooo:paragraph-rsid="0015d37a"/>
    </style:style>
    <style:style style:name="P43" style:family="paragraph" style:parent-style-name="Standard">
      <style:paragraph-properties fo:text-align="justify" style:justify-single-word="false"/>
      <style:text-properties officeooo:paragraph-rsid="0016c4f6"/>
    </style:style>
    <style:style style:name="P44" style:family="paragraph" style:parent-style-name="Standard">
      <style:paragraph-properties fo:text-align="justify" style:justify-single-word="false"/>
      <style:text-properties officeooo:paragraph-rsid="00187784"/>
    </style:style>
    <style:style style:name="P45" style:family="paragraph" style:parent-style-name="Standard">
      <style:paragraph-properties style:text-autospace="none" style:snap-to-layout-grid="false"/>
      <style:text-properties style:font-name="Arial,Bold" fo:font-size="8pt" fo:language="pt" fo:country="BR" style:font-size-asian="8pt" style:font-name-complex="Arial,Bold" style:font-size-complex="8pt"/>
    </style:style>
    <style:style style:name="P46" style:family="paragraph" style:parent-style-name="Standard">
      <style:paragraph-properties fo:text-align="start" style:justify-single-word="false"/>
    </style:style>
    <style:style style:name="P47" style:family="paragraph" style:parent-style-name="Standard">
      <style:paragraph-properties fo:text-align="start" style:justify-single-word="false" style:snap-to-layout-grid="false"/>
    </style:style>
    <style:style style:name="P48" style:family="paragraph" style:parent-style-name="Standard">
      <style:paragraph-properties fo:text-align="start" style:justify-single-word="false" style:text-autospace="none"/>
      <style:text-properties officeooo:paragraph-rsid="0012a5de"/>
    </style:style>
    <style:style style:name="P49" style:family="paragraph" style:parent-style-name="Standard">
      <style:paragraph-properties fo:text-align="end" style:justify-single-word="false"/>
    </style:style>
    <style:style style:name="P50" style:family="paragraph" style:parent-style-name="Standard">
      <style:text-properties officeooo:paragraph-rsid="00187784"/>
    </style:style>
    <style:style style:name="P51" style:family="paragraph" style:parent-style-name="Standard">
      <style:text-properties officeooo:rsid="00187784" officeooo:paragraph-rsid="00187784"/>
    </style:style>
    <style:style style:name="P52" style:family="paragraph" style:parent-style-name="Standard">
      <style:text-properties officeooo:paragraph-rsid="001a5998"/>
    </style:style>
    <style:style style:name="P53" style:family="paragraph" style:parent-style-name="Standard">
      <style:text-properties officeooo:paragraph-rsid="001b8060"/>
    </style:style>
    <style:style style:name="P54" style:family="paragraph" style:parent-style-name="Standard">
      <style:paragraph-properties fo:margin-top="0.071cm" fo:margin-bottom="0cm" loext:contextual-spacing="false"/>
      <style:text-properties style:font-name="Arial" fo:font-size="9pt" style:font-size-asian="9pt" style:font-name-complex="Arial" style:font-size-complex="9pt"/>
    </style:style>
    <style:style style:name="P55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9pt" style:font-size-asian="9pt" style:font-name-complex="Arial" style:font-size-complex="9pt"/>
    </style:style>
    <style:style style:name="P56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57" style:family="paragraph" style:parent-style-name="Standard">
      <style:paragraph-properties fo:margin-left="0.607cm" fo:margin-right="0cm" fo:text-align="justify" style:justify-single-word="false" fo:text-indent="-0.607cm" style:auto-text-indent="false"/>
      <style:text-properties style:font-name="Arial" fo:font-size="9pt" style:font-size-asian="9pt" style:font-name-complex="Arial" style:font-size-complex="9pt"/>
    </style:style>
    <style:style style:name="P58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Arial" fo:font-size="8pt" style:font-size-asian="8pt" style:font-name-complex="Arial" style:font-size-complex="8pt"/>
    </style:style>
    <style:style style:name="P59" style:family="paragraph" style:parent-style-name="Standard">
      <style:paragraph-properties fo:text-align="justify" style:justify-single-word="false" fo:break-before="page"/>
      <style:text-properties fo:font-weight="bold" style:font-weight-asian="bold"/>
    </style:style>
    <style:style style:name="P60" style:family="paragraph" style:parent-style-name="Standard">
      <style:paragraph-properties fo:break-before="page"/>
      <style:text-properties style:font-name="Arial" style:font-name-complex="Arial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Arial" style:font-name-complex="Arial"/>
    </style:style>
    <style:style style:name="P62" style:family="paragraph" style:parent-style-name="Standard">
      <style:paragraph-properties fo:margin-top="0.141cm" fo:margin-bottom="0cm" loext:contextual-spacing="false" style:snap-to-layout-grid="false"/>
    </style:style>
    <style:style style:name="P63" style:family="paragraph" style:parent-style-name="Standard">
      <style:paragraph-properties fo:margin-top="0.141cm" fo:margin-bottom="0cm" loext:contextual-spacing="false"/>
      <style:text-properties style:font-name="Arial" fo:font-size="9pt" style:font-size-asian="9pt" style:font-name-complex="Arial" style:font-size-complex="9pt"/>
    </style:style>
    <style:style style:name="P64" style:family="paragraph" style:parent-style-name="Standard">
      <style:paragraph-properties fo:margin-left="0.635cm" fo:margin-right="0cm" fo:margin-top="0.141cm" fo:margin-bottom="0cm" loext:contextual-spacing="false" fo:text-indent="0cm" style:auto-text-indent="false"/>
      <style:text-properties style:font-name="Arial" fo:font-size="8pt" style:font-size-asian="8pt" style:font-name-complex="Arial" style:font-size-complex="9pt"/>
    </style:style>
    <style:style style:name="P65" style:family="paragraph" style:parent-style-name="Standard">
      <style:paragraph-properties fo:margin-top="0cm" fo:margin-bottom="0.071cm" loext:contextual-spacing="false" fo:text-align="center" style:justify-single-word="false"/>
      <style:text-properties style:font-name="Arial" fo:font-size="8pt" style:font-size-asian="8pt" style:font-name-complex="Arial" style:font-size-complex="8pt"/>
    </style:style>
    <style:style style:name="P66" style:family="paragraph" style:parent-style-name="Standard">
      <style:paragraph-properties fo:margin-left="0cm" fo:margin-right="0cm" fo:text-indent="1.249cm" style:auto-text-indent="false"/>
      <style:text-properties style:font-name="Arial" style:font-name-complex="Arial"/>
    </style:style>
    <style:style style:name="P67" style:family="paragraph" style:parent-style-name="Texto_20_independiente_20_3">
      <style:paragraph-properties fo:text-align="start" style:justify-single-word="false"/>
    </style:style>
    <style:style style:name="P68" style:family="paragraph" style:parent-style-name="Texto_20_independiente_20_3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9" style:family="paragraph" style:parent-style-name="Texto_20_independiente_20_3">
      <style:paragraph-properties fo:text-align="start" style:justify-single-word="false"/>
      <style:text-properties style:font-name="Arial" fo:font-size="10pt" style:font-size-asian="10pt" style:font-name-complex="Arial"/>
    </style:style>
    <style:style style:name="P70" style:family="paragraph" style:parent-style-name="Footnote">
      <style:paragraph-properties fo:text-align="justify" style:justify-single-word="false"/>
    </style:style>
    <style:style style:name="P7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72" style:family="paragraph" style:parent-style-name="Standard">
      <style:text-properties style:font-name="Arial" fo:font-size="7pt" officeooo:rsid="0010d3f6" style:font-size-asian="7pt" style:font-name-complex="Arial" style:font-size-complex="8pt"/>
    </style:style>
    <style:style style:name="P73" style:family="paragraph" style:parent-style-name="Standard" style:list-style-name="WW8Num1">
      <style:paragraph-properties fo:margin-left="0.67cm" fo:margin-right="0cm" fo:margin-top="0.035cm" fo:margin-bottom="0.035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4" style:family="paragraph" style:parent-style-name="Standard" style:list-style-name="WW8Num1">
      <style:paragraph-properties fo:margin-left="0.67cm" fo:margin-right="0cm" fo:margin-top="0.071cm" fo:margin-bottom="0.085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5" style:family="paragraph" style:parent-style-name="Standard" style:list-style-name="WW8Num1">
      <style:paragraph-properties fo:margin-left="0.67cm" fo:margin-right="0cm" fo:margin-top="0.071cm" fo:margin-bottom="0.035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6" style:family="paragraph" style:parent-style-name="Standard" style:list-style-name="WW8Num1">
      <style:paragraph-properties fo:margin-left="0.676cm" fo:margin-right="0cm" fo:margin-top="0.071cm" fo:margin-bottom="0.071cm" loext:contextual-spacing="false" fo:text-indent="-0.501cm" style:auto-text-indent="false">
        <style:tab-stops>
          <style:tab-stop style:position="0.676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7" style:family="paragraph" style:parent-style-name="Standard" style:list-style-name="WW8Num9">
      <style:paragraph-properties fo:margin-top="0.141cm" fo:margin-bottom="0cm" loext:contextual-spacing="false"/>
      <style:text-properties style:font-name="Arial" fo:font-size="8pt" style:font-size-asian="8pt" style:font-name-complex="Arial" style:font-size-complex="9pt"/>
    </style:style>
    <style:style style:name="P78" style:family="paragraph" style:parent-style-name="Heading_20_1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79" style:family="paragraph" style:parent-style-name="Heading_20_4">
      <style:text-properties style:font-name="Arial" fo:font-size="9pt" style:font-size-asian="9pt" style:font-name-complex="Arial" style:font-size-complex="9pt"/>
    </style:style>
    <style:style style:name="P80" style:family="paragraph" style:parent-style-name="Heading_20_4">
      <style:text-properties style:font-name="Arial" fo:font-size="8pt" style:font-size-asian="8pt" style:font-name-complex="Arial" style:font-size-complex="8pt"/>
    </style:style>
    <style:style style:name="P81" style:family="paragraph" style:parent-style-name="Heading_20_5">
      <style:paragraph-properties fo:text-align="start" style:justify-single-word="false"/>
      <style:text-properties style:font-name="Arial" fo:font-size="9pt" fo:font-weight="normal" style:font-size-asian="9pt" style:font-weight-asian="normal" style:font-name-complex="Arial" style:font-size-complex="9pt"/>
    </style:style>
    <style:style style:name="P82" style:family="paragraph" style:parent-style-name="Heading_20_5">
      <style:text-properties style:font-name="Arial" fo:font-size="8pt" style:font-size-asian="8pt" style:font-name-complex="Arial" style:font-size-complex="8pt"/>
    </style:style>
    <style:style style:name="P83" style:family="paragraph" style:parent-style-name="Heading_20_5">
      <style:paragraph-properties fo:text-align="start" style:justify-single-wor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84" style:family="paragraph" style:parent-style-name="Heading_20_5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style:font-name="Arial" fo:font-size="7pt" officeooo:rsid="0005b7f0" style:font-size-asian="7pt" style:font-name-complex="Arial" style:font-size-complex="8pt"/>
    </style:style>
    <style:style style:name="T6" style:family="text">
      <style:text-properties style:font-name="Arial" fo:font-size="7pt" officeooo:rsid="000757a6" style:font-size-asian="7pt" style:font-name-complex="Arial" style:font-size-complex="8pt"/>
    </style:style>
    <style:style style:name="T7" style:family="text">
      <style:text-properties style:font-name="Arial" fo:font-size="7pt" officeooo:rsid="0008f544" style:font-size-asian="7pt" style:font-name-complex="Arial" style:font-size-complex="8pt"/>
    </style:style>
    <style:style style:name="T8" style:family="text">
      <style:text-properties style:font-name="Arial" fo:font-size="7pt" officeooo:rsid="000a135e" style:font-size-asian="7pt" style:font-name-complex="Arial" style:font-size-complex="8pt"/>
    </style:style>
    <style:style style:name="T9" style:family="text">
      <style:text-properties style:font-name="Arial" fo:font-size="7pt" officeooo:rsid="000cb482" style:font-size-asian="7pt" style:font-name-complex="Arial" style:font-size-complex="8pt"/>
    </style:style>
    <style:style style:name="T10" style:family="text">
      <style:text-properties style:font-name="Arial" fo:font-size="7pt" officeooo:rsid="000e07a8" style:font-size-asian="7pt" style:font-name-complex="Arial" style:font-size-complex="8pt"/>
    </style:style>
    <style:style style:name="T11" style:family="text">
      <style:text-properties style:font-name="Arial" fo:font-size="7pt" officeooo:rsid="00108501" style:font-size-asian="7pt" style:font-name-complex="Arial" style:font-size-complex="8pt"/>
    </style:style>
    <style:style style:name="T12" style:family="text">
      <style:text-properties style:font-name="Arial" fo:font-size="7pt" officeooo:rsid="0010d3f6" style:font-size-asian="7pt" style:font-name-complex="Arial" style:font-size-complex="8pt"/>
    </style:style>
    <style:style style:name="T13" style:family="text">
      <style:text-properties style:font-name="Arial" fo:font-size="7pt" officeooo:rsid="0012a5de" style:font-size-asian="7pt" style:font-name-complex="Arial" style:font-size-complex="8pt"/>
    </style:style>
    <style:style style:name="T14" style:family="text">
      <style:text-properties style:font-name="Arial" fo:font-size="7pt" officeooo:rsid="002ef7a7" style:font-size-asian="7pt" style:font-name-complex="Arial" style:font-size-complex="8pt"/>
    </style:style>
    <style:style style:name="T15" style:family="text">
      <style:text-properties style:font-name="Arial" fo:font-size="7pt" officeooo:rsid="00312457" style:font-size-asian="7pt" style:font-name-complex="Arial" style:font-size-complex="8pt"/>
    </style:style>
    <style:style style:name="T16" style:family="text">
      <style:text-properties style:font-name="Arial" fo:font-size="7pt" officeooo:rsid="00322789" style:font-size-asian="7pt" style:font-name-complex="Arial" style:font-size-complex="8pt"/>
    </style:style>
    <style:style style:name="T17" style:family="text">
      <style:text-properties style:font-name="Arial" fo:font-size="7pt" style:font-name-asian="Arial" style:font-size-asian="7pt" style:font-name-complex="Arial" style:font-size-complex="7pt"/>
    </style:style>
    <style:style style:name="T18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19" style:family="text">
      <style:text-properties style:font-name="Arial" fo:font-size="7pt" fo:language="es" fo:country="ES" fo:font-weight="bold" style:font-size-asian="7pt" style:font-weight-asian="bold" style:font-name-complex="Arial" style:font-size-complex="7pt"/>
    </style:style>
    <style:style style:name="T20" style:family="text">
      <style:text-properties style:font-name="Arial" fo:font-size="7pt" fo:language="es" fo:country="ES" style:font-size-asian="7pt" style:font-name-complex="Arial" style:font-size-complex="7pt"/>
    </style:style>
    <style:style style:name="T21" style:family="text">
      <style:text-properties style:font-name="Arial" fo:font-size="7pt" fo:font-style="italic" officeooo:rsid="0005b7f0" style:font-size-asian="7pt" style:font-style-asian="italic" style:font-name-complex="Arial" style:font-size-complex="8pt" style:font-style-complex="italic"/>
    </style:style>
    <style:style style:name="T22" style:family="text">
      <style:text-properties style:font-name="Arial" fo:font-size="8pt" style:font-size-asian="8pt" style:font-name-complex="Arial" style:font-size-complex="8pt"/>
    </style:style>
    <style:style style:name="T23" style:family="text">
      <style:text-properties style:font-name="Arial" fo:font-size="8pt" officeooo:rsid="0008f544" style:font-size-asian="8pt" style:font-name-complex="Arial" style:font-size-complex="8pt"/>
    </style:style>
    <style:style style:name="T24" style:family="text">
      <style:text-properties style:font-name="Arial" fo:font-size="8pt" officeooo:rsid="00312457" style:font-size-asian="8pt" style:font-name-complex="Arial" style:font-size-complex="8pt"/>
    </style:style>
    <style:style style:name="T25" style:family="text">
      <style:text-properties style:font-name="Arial" fo:font-size="8pt" fo:font-weight="normal" officeooo:rsid="000b88e5" style:font-size-asian="8pt" style:font-weight-asian="normal" style:font-name-complex="Arial" style:font-size-complex="8pt"/>
    </style:style>
    <style:style style:name="T26" style:family="text">
      <style:text-properties style:font-name="Arial" fo:font-size="8pt" fo:font-weight="normal" officeooo:rsid="00108501" style:font-size-asian="8pt" style:font-weight-asian="normal" style:font-name-complex="Arial" style:font-size-complex="8pt"/>
    </style:style>
    <style:style style:name="T27" style:family="text">
      <style:text-properties style:font-name="Arial" fo:font-size="8pt" fo:font-weight="normal" officeooo:rsid="0012a5de" style:font-size-asian="8pt" style:font-weight-asian="normal" style:font-name-complex="Arial" style:font-size-complex="8pt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officeooo:rsid="000b88e5" style:font-style-asian="italic" style:font-style-complex="italic"/>
    </style:style>
    <style:style style:name="T30" style:family="text">
      <style:text-properties fo:font-size="8pt" fo:font-style="italic" style:font-size-asian="8pt" style:font-style-asian="italic" style:font-size-complex="8pt"/>
    </style:style>
    <style:style style:name="T31" style:family="text">
      <style:text-properties fo:font-size="8pt" fo:font-weight="bold" style:font-size-asian="8pt" style:font-weight-asian="bold" style:font-size-complex="8pt"/>
    </style:style>
    <style:style style:name="T32" style:family="text">
      <style:text-properties style:text-position="super 58%"/>
    </style:style>
    <style:style style:name="T33" style:family="text">
      <style:text-properties officeooo:rsid="000b88e5"/>
    </style:style>
    <style:style style:name="T34" style:family="text">
      <style:text-properties officeooo:rsid="001180bb"/>
    </style:style>
    <style:style style:name="T35" style:family="text">
      <style:text-properties officeooo:rsid="0012a5de"/>
    </style:style>
    <style:style style:name="T36" style:family="text">
      <style:text-properties officeooo:rsid="0026e776"/>
    </style:style>
    <style:style style:name="T37" style:family="text">
      <style:text-properties officeooo:rsid="0026ea18"/>
    </style:style>
    <style:style style:name="T38" style:family="text">
      <style:text-properties officeooo:rsid="00273184"/>
    </style:style>
    <style:style style:name="T39" style:family="text">
      <style:text-properties officeooo:rsid="00289653"/>
    </style:style>
    <style:style style:name="T40" style:family="text">
      <style:text-properties officeooo:rsid="0029b946"/>
    </style:style>
    <style:style style:name="T41" style:family="text">
      <style:text-properties officeooo:rsid="002b47b3"/>
    </style:style>
    <style:style style:name="T42" style:family="text">
      <style:text-properties officeooo:rsid="002d04de"/>
    </style:style>
    <style:style style:name="T43" style:family="text">
      <style:text-properties officeooo:rsid="002d9457"/>
    </style:style>
    <style:style style:name="T44" style:family="text">
      <style:text-properties officeooo:rsid="00303b9f"/>
    </style:style>
    <style:style style:name="T45" style:family="text">
      <style:text-properties officeooo:rsid="00312457"/>
    </style:style>
    <style:style style:name="T46" style:family="text">
      <style:text-properties officeooo:rsid="00322789"/>
    </style:style>
    <style:style style:name="T47" style:family="text">
      <style:text-properties officeooo:rsid="00343d40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py3o.y.partner_id.name"/>
        <text:user-field-decl office:value-type="float" office:value="0" text:name="py3o.y.nif"/>
        <text:user-field-decl office:value-type="float" office:value="0" text:name="py3o.y.city"/>
        <text:user-field-decl office:value-type="float" office:value="0" text:name="py3o.y.state_id.name"/>
        <text:user-field-decl office:value-type="float" office:value="0" text:name="py3o.y.quantity"/>
      </text:user-field-decls>
      <text:p text:style-name="P71">MEMORIA ANUAL DE XESTOR DE RESIDUOS</text:p>
      <text:p text:style-name="P3"/>
      <text:h text:style-name="P78" text:outline-level="1">COMUNIDADE AUTÓNOMA DE GALICIA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6">Memoria correspondente ao ano<text:span text:style-name="T1">:</text:span></text:p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16">Data:</text:p>
          </table:table-cell>
          <table:table-cell table:style-name="Tabla1.D1" office:value-type="string">
            <text:p text:style-name="P16"><text:date style:data-style-name="N37" text:date-value="2020-08-12T11:37:59.489083285">12/08/20</text:date></text:p>
          </table:table-cell>
        </table:table-row>
        <table:table-row table:style-name="Tabla1.2">
          <table:table-cell table:style-name="Tabla1.A2" table:number-columns-spanned="4" office:value-type="string">
            <text:p text:style-name="P54">Sinatura do representante legal e selo da empresa:</text:p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</table:table-row>
      </table:table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23">ACTIVIDADE QUE DECLARA</text:p>
          </table:table-cell>
          <table:covered-table-cell/>
          <table:table-cell table:style-name="Tabla2.C1" office:value-type="string">
            <text:p text:style-name="P17">Nº de centros </text:p>
          </table:table-cell>
          <table:table-cell table:style-name="Tabla2.D1" office:value-type="string">
            <text:p text:style-name="P17">Nº de autorización</text:p>
          </table:table-cell>
        </table:table-row>
        <table:table-row table:style-name="Tabla2.2">
          <table:table-cell table:style-name="Tabla2.A1" office:value-type="string">
            <text:p text:style-name="P16">Xestión de residuos PERIGOSOS:</text:p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D2" office:value-type="string">
            <text:p text:style-name="P18"/>
          </table:table-cell>
        </table:table-row>
        <table:table-row table:style-name="Tabla2.3">
          <table:table-cell table:style-name="Tabla2.A3" office:value-type="string">
            <text:list xml:id="list1322731972" text:style-name="WW8Num1">
              <text:list-item>
                <text:p text:style-name="P73">Transporte asumindo a titularidade..............................</text:p>
              </text:list-item>
            </text:list>
          </table:table-cell>
          <table:table-cell table:style-name="Tabla2.B3" office:value-type="string">
            <text:p text:style-name="P55"><field:fieldmark text:name="__Fieldmark__69_2631908653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8"/>
          </table:table-cell>
        </table:table-row>
        <table:table-row table:style-name="Tabla2.4">
          <table:table-cell table:style-name="Tabla2.A4" office:value-type="string">
            <text:list xml:id="list113760978510589" text:continue-numbering="true" text:style-name="WW8Num1">
              <text:list-item>
                <text:p text:style-name="P74">Almacenamento......................................</text:p>
              </text:list-item>
            </text:list>
          </table:table-cell>
          <table:table-cell table:style-name="Tabla2.B4" office:value-type="string">
            <text:p text:style-name="P55"><field:fieldmark text:name="__Fieldmark__83_2631908653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4" office:value-type="string">
            <text:p text:style-name="P27">1</text:p>
          </table:table-cell>
          <table:table-cell table:style-name="Tabla2.D4" office:value-type="string">
            <text:p text:style-name="P27"/>
          </table:table-cell>
        </table:table-row>
        <table:table-row table:style-name="Tabla2.5">
          <table:table-cell table:style-name="Tabla2.A5" office:value-type="string">
            <text:list xml:id="list113760515635560" text:continue-numbering="true" text:style-name="WW8Num1">
              <text:list-item>
                <text:p text:style-name="P75">Valorización intermedia (clasificación, prensado, etc)..................</text:p>
              </text:list-item>
            </text:list>
          </table:table-cell>
          <table:table-cell table:style-name="Tabla2.B5" office:value-type="string">
            <text:p text:style-name="P55"><field:fieldmark text:name="__Fieldmark__97_2631908653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5" office:value-type="string">
            <text:p text:style-name="P28"/>
          </table:table-cell>
          <table:table-cell table:style-name="Tabla2.D5" office:value-type="string">
            <text:p text:style-name="P28"/>
          </table:table-cell>
        </table:table-row>
        <table:table-row table:style-name="Tabla2.6">
          <table:table-cell table:style-name="Tabla2.A6" office:value-type="string">
            <text:list xml:id="list113761380884724" text:continue-numbering="true" text:style-name="WW8Num1">
              <text:list-item>
                <text:p text:style-name="P75">Valorización final (reciclaxe, recuperación de materiais, valorización enerxética, etc)...........................................................</text:p>
              </text:list-item>
            </text:list>
          </table:table-cell>
          <table:table-cell table:style-name="Tabla2.B6" office:value-type="string">
            <text:p text:style-name="P55"><field:fieldmark text:name="__Fieldmark__111_2631908653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6" office:value-type="string">
            <text:p text:style-name="P28"/>
          </table:table-cell>
          <table:table-cell table:style-name="Tabla2.D6" office:value-type="string">
            <text:p text:style-name="P28"/>
          </table:table-cell>
        </table:table-row>
        <table:table-row table:style-name="Tabla2.6">
          <table:table-cell table:style-name="Tabla2.A7" office:value-type="string">
            <text:list xml:id="list113760452894724" text:continue-numbering="true" text:style-name="WW8Num1">
              <text:list-item>
                <text:p text:style-name="P73">Eliminación (depósito en vertedoiro, incineración sen recuperación enerxética, etc.)........................................................</text:p>
              </text:list-item>
            </text:list>
          </table:table-cell>
          <table:table-cell table:style-name="Tabla2.B7" office:value-type="string">
            <text:p text:style-name="P55"><field:fieldmark text:name="__Fieldmark__125_2631908653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7" office:value-type="string">
            <text:p text:style-name="P28"/>
          </table:table-cell>
          <table:table-cell table:style-name="Tabla2.D7" office:value-type="string">
            <text:p text:style-name="P28"/>
          </table:table-cell>
        </table:table-row>
        <table:table-row table:style-name="Tabla2.8">
          <table:table-cell table:style-name="Tabla2.A1" office:value-type="string">
            <text:p text:style-name="P16">Xestión de residuos NON PERIGOSOS:</text:p>
          </table:table-cell>
          <table:table-cell table:style-name="Tabla2.B8" office:value-type="string">
            <text:p text:style-name="P19"/>
          </table:table-cell>
          <table:table-cell table:style-name="Tabla2.C8" office:value-type="string">
            <text:p text:style-name="P28"/>
          </table:table-cell>
          <table:table-cell table:style-name="Tabla2.D8" office:value-type="string">
            <text:p text:style-name="P28"/>
          </table:table-cell>
        </table:table-row>
        <table:table-row table:style-name="Tabla2.9">
          <table:table-cell table:style-name="Tabla2.A9" office:value-type="string">
            <text:list xml:id="list113760881098515" text:continue-numbering="true" text:style-name="WW8Num1">
              <text:list-item>
                <text:p text:style-name="P74">Valorización intermedia (clasificación, prensado, etc)...................</text:p>
              </text:list-item>
            </text:list>
          </table:table-cell>
          <table:table-cell table:style-name="Tabla2.B9" office:value-type="string">
            <text:p text:style-name="P55"><field:fieldmark text:name="__Fieldmark__151_2631908653" field:type="vnd.oasis.opendocument.field.FORMCHECKBOX"><field:param field:name="Checkbox_HelpText" field:value=""/><field:param field:name="Checkbox_Name" field:value="Marcar1"/></field:fieldmark></text:p>
          </table:table-cell>
          <table:table-cell table:style-name="Tabla2.C9" office:value-type="string">
            <text:p text:style-name="P28"/>
          </table:table-cell>
          <table:table-cell table:style-name="Tabla2.D9" office:value-type="string">
            <text:p text:style-name="P28"/>
          </table:table-cell>
        </table:table-row>
        <table:table-row table:style-name="Tabla2.6">
          <table:table-cell table:style-name="Tabla2.A10" office:value-type="string">
            <text:list xml:id="list113760739788991" text:continue-numbering="true" text:style-name="WW8Num1">
              <text:list-item>
                <text:p text:style-name="P74">Valorización final (reciclaxe, recuperación de materiais, valorización enerxética, etc)...........................................................</text:p>
              </text:list-item>
            </text:list>
          </table:table-cell>
          <table:table-cell table:style-name="Tabla2.B10" office:value-type="string">
            <text:p text:style-name="P55"><field:fieldmark text:name="__Fieldmark__165_2631908653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10" office:value-type="string">
            <text:p text:style-name="P27">1</text:p>
          </table:table-cell>
          <table:table-cell table:style-name="Tabla2.D10" office:value-type="string">
            <text:p text:style-name="P27">SC-I-NP-XV-00074 <text:s/>SC-U-NP-XV-00045</text:p>
          </table:table-cell>
        </table:table-row>
        <table:table-row table:style-name="Tabla2.6">
          <table:table-cell table:style-name="Tabla2.A11" office:value-type="string">
            <text:list xml:id="list113760570261813" text:continue-numbering="true" text:style-name="WW8Num1">
              <text:list-item>
                <text:p text:style-name="P76">Eliminación (depósito en vertedoiro, incineración sen recuperación enerxética, etc.)........................................................</text:p>
              </text:list-item>
            </text:list>
          </table:table-cell>
          <table:table-cell table:style-name="Tabla2.B11" office:value-type="string">
            <text:p text:style-name="P55"><field:fieldmark text:name="__Fieldmark__179_2631908653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a2.C11" office:value-type="string">
            <text:p text:style-name="P27">1</text:p>
          </table:table-cell>
          <table:table-cell table:style-name="Tabla2.D11" office:value-type="string">
            <text:p text:style-name="P27">RIE-02/004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7" office:value-type="string">
            <text:p text:style-name="P23">DATOS XERAIS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2" office:value-type="string">
            <text:p text:style-name="P20">Razón social: </text:p>
          </table:table-cell>
          <table:covered-table-cell/>
          <table:table-cell table:style-name="Tabla3.C2" table:number-columns-spanned="2" office:value-type="string">
            <text:p text:style-name="P20">LIMPERGAL SL</text:p>
          </table:table-cell>
          <table:covered-table-cell/>
          <table:table-cell table:style-name="Tabla3.E2" table:number-columns-spanned="2" office:value-type="string">
            <text:p text:style-name="P20">NIF/CIF:</text:p>
          </table:table-cell>
          <table:covered-table-cell/>
          <table:table-cell table:style-name="Tabla3.G2" office:value-type="string">
            <text:p text:style-name="P20">B27141159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Domicilio social: </text:p>
          </table:table-cell>
          <table:covered-table-cell/>
          <table:table-cell table:style-name="Tabla3.C3" table:number-columns-spanned="2" office:value-type="string">
            <text:p text:style-name="P20">MANUEL LEIRAS PULPEIRO 16 BAJO</text:p>
          </table:table-cell>
          <table:covered-table-cell/>
          <table:table-cell table:style-name="Tabla3.E3" table:number-columns-spanned="2" office:value-type="string">
            <text:p text:style-name="P20">C.P.:</text:p>
          </table:table-cell>
          <table:covered-table-cell/>
          <table:table-cell table:style-name="Tabla3.G3" office:value-type="string">
            <text:p text:style-name="P20">27004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Concello:</text:p>
          </table:table-cell>
          <table:covered-table-cell/>
          <table:table-cell table:style-name="Tabla3.C4" table:number-columns-spanned="2" office:value-type="string">
            <text:p text:style-name="P20">LUGO</text:p>
          </table:table-cell>
          <table:covered-table-cell/>
          <table:table-cell table:style-name="Tabla3.E3" table:number-columns-spanned="2" office:value-type="string">
            <text:p text:style-name="P20">Teléfono:</text:p>
          </table:table-cell>
          <table:covered-table-cell/>
          <table:table-cell table:style-name="Tabla3.G4" office:value-type="string">
            <text:p text:style-name="P20">982207855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Provincia:</text:p>
          </table:table-cell>
          <table:covered-table-cell/>
          <table:table-cell table:style-name="Tabla3.C5" table:number-columns-spanned="2" office:value-type="string">
            <text:p text:style-name="P20">LUGO</text:p>
          </table:table-cell>
          <table:covered-table-cell/>
          <table:table-cell table:style-name="Tabla3.E3" table:number-columns-spanned="2" office:value-type="string">
            <text:p text:style-name="P20">Fax:</text:p>
          </table:table-cell>
          <table:covered-table-cell/>
          <table:table-cell table:style-name="Tabla3.G5" office:value-type="string">
            <text:p text:style-name="P20">982207855</text:p>
          </table:table-cell>
        </table:table-row>
        <table:table-row table:style-name="Tabla3.2">
          <table:table-cell table:style-name="Tabla3.A6" table:number-columns-spanned="2" office:value-type="string">
            <text:p text:style-name="P20">Correo electrónico:</text:p>
          </table:table-cell>
          <table:covered-table-cell/>
          <table:table-cell table:style-name="Tabla3.C6" table:number-columns-spanned="5" office:value-type="string">
            <text:p text:style-name="P37"><text:a xlink:type="simple" xlink:href="mailto:residuos@limpergal.com" text:style-name="Internet_20_link" text:visited-style-name="Visited_20_Internet_20_Link"><text:span text:style-name="Internet_20_link"><text:span text:style-name="T3">residuos@limpergal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23">ENDEREZO A EFECTOS DE NOTIFIC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2" office:value-type="string">
            <text:p text:style-name="P20">Enderezo: </text:p>
          </table:table-cell>
          <table:covered-table-cell/>
          <table:table-cell table:style-name="Tabla3.C8" office:value-type="string">
            <text:p text:style-name="P20">SAN JUAN DO ALTO 39</text:p>
          </table:table-cell>
          <table:table-cell table:style-name="Tabla3.E2" table:number-columns-spanned="3" office:value-type="string">
            <text:p text:style-name="P20">C.P.:</text:p>
          </table:table-cell>
          <table:covered-table-cell/>
          <table:covered-table-cell/>
          <table:table-cell table:style-name="Tabla3.G8" office:value-type="string">
            <text:p text:style-name="P20">27232</text:p>
          </table:table-cell>
        </table:table-row>
        <table:table-row table:style-name="Tabla3.2">
          <table:table-cell table:style-name="Tabla3.A3" table:number-columns-spanned="2" office:value-type="string">
            <text:p text:style-name="P20">Concello:</text:p>
          </table:table-cell>
          <table:covered-table-cell/>
          <table:table-cell table:style-name="Tabla3.C9" office:value-type="string">
            <text:p text:style-name="P20">LUGO</text:p>
          </table:table-cell>
          <table:table-cell table:style-name="Tabla3.E3" table:number-columns-spanned="3" office:value-type="string">
            <text:p text:style-name="P20">Provincia:</text:p>
          </table:table-cell>
          <table:covered-table-cell/>
          <table:covered-table-cell/>
          <table:table-cell table:style-name="Tabla3.G9" office:value-type="string">
            <text:p text:style-name="P20">LUGO</text:p>
          </table:table-cell>
        </table:table-row>
        <table:table-row table:style-name="Tabla3.1">
          <table:table-cell table:style-name="Tabla3.A1" table:number-columns-spanned="7" office:value-type="string">
            <text:p text:style-name="P23">PERSOA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2" office:value-type="string">
            <text:p text:style-name="P20">Nome e apelidos:</text:p>
          </table:table-cell>
          <table:covered-table-cell/>
          <table:table-cell table:style-name="Tabla3.C11" office:value-type="string">
            <text:p text:style-name="P20">JOSE MANUEL CASTRO MARTINEZ</text:p>
          </table:table-cell>
          <table:table-cell table:style-name="Tabla3.E3" table:number-columns-spanned="3" office:value-type="string">
            <text:p text:style-name="P20">Teléfono:</text:p>
          </table:table-cell>
          <table:covered-table-cell/>
          <table:covered-table-cell/>
          <table:table-cell table:style-name="Tabla3.G11" office:value-type="string">
            <text:p text:style-name="P20">982207855</text:p>
          </table:table-cell>
        </table:table-row>
        <table:table-row table:style-name="Tabla3.2">
          <table:table-cell table:style-name="Tabla3.A6" table:number-columns-spanned="2" office:value-type="string">
            <text:p text:style-name="P20">Correo electrónico:</text:p>
          </table:table-cell>
          <table:covered-table-cell/>
          <table:table-cell table:style-name="Tabla3.C12" table:number-columns-spanned="5" office:value-type="string">
            <text:p text:style-name="P37"><text:a xlink:type="simple" xlink:href="mailto:residuos@limpergal.com" text:style-name="Internet_20_link" text:visited-style-name="Visited_20_Internet_20_Link"><text:span text:style-name="Internet_20_link"><text:span text:style-name="T3">residuos@limpergal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23">REPRESENTANTE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4">
          <table:table-cell table:style-name="Tabla3.A2" office:value-type="string">
            <text:p text:style-name="P20">Nome: </text:p>
          </table:table-cell>
          <table:table-cell table:style-name="Tabla3.B14" table:number-columns-spanned="3" office:value-type="string">
            <text:p text:style-name="P20">DIONISIO </text:p>
          </table:table-cell>
          <table:covered-table-cell/>
          <table:covered-table-cell/>
          <table:table-cell table:style-name="Tabla3.E2" office:value-type="string">
            <text:p text:style-name="P57">D.N.I.: </text:p>
          </table:table-cell>
          <table:table-cell table:style-name="Tabla3.F14" table:number-columns-spanned="2" office:value-type="string">
            <text:p text:style-name="P20">33858049-W</text:p>
          </table:table-cell>
          <table:covered-table-cell/>
        </table:table-row>
        <table:table-row table:style-name="Tabla3.15">
          <table:table-cell table:style-name="Tabla3.A6" office:value-type="string">
            <text:p text:style-name="P20">Apelidos: </text:p>
          </table:table-cell>
          <table:table-cell table:style-name="Tabla3.B15" table:number-columns-spanned="3" office:value-type="string">
            <text:p text:style-name="P20">PEREZ CASTRO</text:p>
          </table:table-cell>
          <table:covered-table-cell/>
          <table:covered-table-cell/>
          <table:table-cell table:style-name="Tabla3.E15" office:value-type="string">
            <text:p text:style-name="P20">Cargo:</text:p>
          </table:table-cell>
          <table:table-cell table:style-name="Tabla3.F15" table:number-columns-spanned="2" office:value-type="string">
            <text:p text:style-name="P20">ADMINISTRADOR</text:p>
          </table:table-cell>
          <table:covered-table-cell/>
        </table:table-row>
      </table:table>
      <text:p text:style-name="P58">Conforme ao establecido na Lei Orgánica 15/1999, do 13 de decembro, de <text:span text:style-name="T1">protección de datos de carácter persoal</text:span>, os seus datos serán tratados de xeito confidencial e serán rexistrados no correspondente ficheiro da Secretaría xeral de Calidade e Avaliación Ambiental da Consellería de Medio Ambiente, Territorio e Infraestruturas. En calquera momento poderá exercer os dereitos de acceso, cancelación, rectificación e oposición ante esta secretaría xeral.</text:p>
      <text:p text:style-name="P58"/>
      <text:p text:style-name="P24">CONSELLERÍA DE MEDIO AMBIENTE, TERRITORIO E INFRAESTRUTURAS</text:p>
      <text:p text:style-name="P20">Secretaría Xeral de Calidade e Avaliación Ambiental - Servizo de Planificación, Prevención e Información</text:p>
      <text:p text:style-name="P20">San Lázaro s/n - 15781 - SANTIAGO DE COMPOSTELA –</text:p>
      <text:p text:style-name="P59">OBSERVACIÓNS ou INCIDENCIAS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2"/>
            <text:list xml:id="list3133612903" text:style-name="WW8Num9">
              <text:list-item>
                <text:p text:style-name="P77">ESTOS DATOS SON ESTIMATIVOS YA QUE NOSOTROS TRABAJAMOS EN METROS CUBICOS, AL NO DISPONER DE BASCULA.</text:p>
              </text:list-item>
            </text:list>
            <text:p text:style-name="P64"/>
            <text:p text:style-name="P64"/>
            <text:list xml:id="list113760218878872" text:continue-numbering="true" text:style-name="WW8Num9">
              <text:list-item>
                <text:p text:style-name="P77">(RIE-02/004) DURANTE EL AÑO 2011 EL VERTEDERO PERMANECIO CERRADO NO DEPOSITANDO RESIDUO ALGUNO NI REALIZANDO NINGUNA ACTIVIDAD EN EL MISMO.</text:p>
              </text:list-item>
            </text:list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</table:table-row>
      </table:table>
      <text:p text:style-name="P34"/>
      <text:p text:style-name="P34"/>
      <text:p text:style-name="P61"><text:span text:style-name="T1">1. DATOS DA ACTIVIDADE DE XESTIÓN</text:span><text:span text:style-name="T2"> </text:span><text:span text:style-name="T30">(cubrir copia deste apartado para cada centro de traballo)</text:span></text:p>
      <text:p text:style-name="P6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p text:style-name="P11">DATOS XERAIS DO CENTRO</text:p>
          </table:table-cell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4">Denominación do centro: </text:p>
          </table:table-cell>
          <table:table-cell table:style-name="Tabla5.B2" office:value-type="string">
            <text:p text:style-name="P4">LIMPERGAL SL</text:p>
          </table:table-cell>
          <table:table-cell table:style-name="Tabla5.C2" office:value-type="string">
            <text:p text:style-name="P4">C.N.A.E.:</text:p>
          </table:table-cell>
          <table:table-cell table:style-name="Tabla5.D2" office:value-type="string">
            <text:p text:style-name="P4">8121</text:p>
          </table:table-cell>
        </table:table-row>
        <table:table-row table:style-name="Tabla5.2">
          <table:table-cell table:style-name="Tabla5.A3" office:value-type="string">
            <text:p text:style-name="P4">Enderezo:</text:p>
          </table:table-cell>
          <table:table-cell table:style-name="Tabla5.B3" office:value-type="string">
            <text:p text:style-name="P4">SAN JUAN DO ALTO 39</text:p>
          </table:table-cell>
          <table:table-cell table:style-name="Tabla5.C3" office:value-type="string">
            <text:p text:style-name="P4">Código postal:</text:p>
          </table:table-cell>
          <table:table-cell table:style-name="Tabla5.D3" office:value-type="string">
            <text:p text:style-name="P4">27232</text:p>
          </table:table-cell>
        </table:table-row>
        <table:table-row table:style-name="Tabla5.2">
          <table:table-cell table:style-name="Tabla5.A3" office:value-type="string">
            <text:p text:style-name="P4">Concello:</text:p>
          </table:table-cell>
          <table:table-cell table:style-name="Tabla5.B4" office:value-type="string">
            <text:p text:style-name="P4">LUGO</text:p>
          </table:table-cell>
          <table:table-cell table:style-name="Tabla5.C3" office:value-type="string">
            <text:p text:style-name="P4">Teléfono: </text:p>
          </table:table-cell>
          <table:table-cell table:style-name="Tabla5.D4" office:value-type="string">
            <text:p text:style-name="P4">982207855</text:p>
          </table:table-cell>
        </table:table-row>
        <table:table-row table:style-name="Tabla5.2">
          <table:table-cell table:style-name="Tabla5.A5" office:value-type="string">
            <text:p text:style-name="P4">Provincia:</text:p>
          </table:table-cell>
          <table:table-cell table:style-name="Tabla5.B5" office:value-type="string">
            <text:p text:style-name="P4">LUGO</text:p>
          </table:table-cell>
          <table:table-cell table:style-name="Tabla5.C5" office:value-type="string">
            <text:p text:style-name="P4">Fax:</text:p>
          </table:table-cell>
          <table:table-cell table:style-name="Tabla5.D5" office:value-type="string">
            <text:p text:style-name="P4">982207855</text:p>
          </table:table-cell>
        </table:table-row>
      </table:table>
      <text:p text:style-name="P22"/>
      <text:p text:style-name="P22">1.1. RESUMO DA ACTIVIDADE DE XESTIÓN</text:p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 table:number-columns-repeated="2"/>
        <table:table-column table:style-name="Tabla6.G"/>
        <table:table-column table:style-name="Tabla6.H"/>
        <table:table-column table:style-name="Tabla6.I"/>
        <table:table-column table:style-name="Tabla6.J"/>
        <table:table-row table:style-name="Tabla6.1">
          <table:table-cell table:style-name="Tabla6.A1" table:number-columns-spanned="10" office:value-type="string">
            <text:p text:style-name="P11">RESIDUOS XEST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2" table:number-rows-spanned="2" office:value-type="string">
            <text:p text:style-name="P7">Código LER</text:p>
          </table:table-cell>
          <table:table-cell table:style-name="Tabla6.B2" table:number-rows-spanned="2" office:value-type="string">
            <text:p text:style-name="P7">Descrición do residuo</text:p>
          </table:table-cell>
          <table:table-cell table:style-name="Tabla6.B2" table:number-rows-spanned="2" office:value-type="string">
            <text:p text:style-name="P7">Cantidade ALMACENADA do ano anterior, SEN PROCESAR<text:span text:style-name="T32">2</text:span></text:p>
            <text:p text:style-name="P7">(Tm)</text:p>
          </table:table-cell>
          <table:table-cell table:style-name="Tabla6.B2" table:number-rows-spanned="2" office:value-type="string">
            <text:p text:style-name="P7">Cantidade total ENTRADAS (Tm)</text:p>
          </table:table-cell>
          <table:table-cell table:style-name="Tabla6.B2" table:number-columns-spanned="5" office:value-type="string">
            <text:p text:style-name="P12"><text:s/></text:p>
            <text:p text:style-name="P7">Cantidade PROCESADA (Tm) </text:p>
            <text:p text:style-name="P2"><text:span text:style-name="T22">por tipo de actividade</text:span><text:span text:style-name="Footnote_20_Symbol"><text:span text:style-name="T22"><text:note text:id="ftn1" text:note-class="footnote"><text:note-citation>1</text:note-citation><text:note-body><text:p text:style-name="P70"><text:span text:style-name="T17"><text:s text:c="2"/></text:span><text:span text:style-name="T4">No caso de realizar diferentes actividades de xestión co mesmo residuo, deberase indicar a cantidade procesada en cada actividade: <text:s/></text:span><text:span text:style-name="T18">T</text:span><text:span text:style-name="T4">: Transporte de RP asumindo titularidade; </text:span><text:span text:style-name="T18">A</text:span><text:span text:style-name="T4">: Almacenamento de RP; </text:span><text:span text:style-name="T18">VF</text:span><text:span text:style-name="T4">: Valorización final; </text:span><text:span text:style-name="T18">VI</text:span><text:span text:style-name="T4">: valorización intermedia; </text:span><text:span text:style-name="T18">E</text:span><text:span text:style-name="T4">: Eliminación.</text:span></text:p></text:note-body></text:note></text:span></text:span></text:p>
          </table:table-cell>
          <table:covered-table-cell/>
          <table:covered-table-cell/>
          <table:covered-table-cell/>
          <table:covered-table-cell/>
          <table:table-cell table:style-name="Tabla6.J2" table:number-rows-spanned="2" office:value-type="string">
            <text:p text:style-name="P7">Cantidade ALMACENADA </text:p>
            <text:p text:style-name="P7">a final do ano, </text:p>
            <text:p text:style-name="P2"><text:span text:style-name="T22">SEN PROCESAR (Tm)</text:span><text:span text:style-name="Footnote_20_Symbol"><text:span text:style-name="T22"><text:note text:id="ftn2" text:note-class="footnote"><text:note-citation>2</text:note-citation><text:note-body><text:p text:style-name="P70"><text:span text:style-name="T17"><text:s/></text:span><text:span text:style-name="T4">No caso en concreto dos xestores nos que a actividade declarada sexa a de Almacenamento, deberán indicar nesta columna aquelas cantidades de residuos que non se enviaron a xestor no período de referencia.</text:span></text:p></text:note-body></text:note></text:span></text:span></text:p>
          </table:table-cell>
        </table:table-row>
        <table:table-row table:style-name="Tabla6.2">
          <table:covered-table-cell/>
          <table:covered-table-cell/>
          <table:covered-table-cell/>
          <table:covered-table-cell/>
          <table:table-cell table:style-name="Tabla6.E3" office:value-type="string">
            <text:p text:style-name="P7">T</text:p>
          </table:table-cell>
          <table:table-cell table:style-name="Tabla6.E3" office:value-type="string">
            <text:p text:style-name="P7">A</text:p>
          </table:table-cell>
          <table:table-cell table:style-name="Tabla6.E3" office:value-type="string">
            <text:p text:style-name="P7">VI</text:p>
          </table:table-cell>
          <table:table-cell table:style-name="Tabla6.E3" office:value-type="string">
            <text:p text:style-name="P7">VF</text:p>
          </table:table-cell>
          <table:table-cell table:style-name="Tabla6.E3" office:value-type="string">
            <text:p text:style-name="P7">E</text:p>
          </table:table-cell>
          <table:covered-table-cell/>
        </table:table-row>
        <table:table-row table:style-name="Tabla6.4">
          <table:table-cell table:style-name="Tabla6.A4" table:number-columns-spanned="10" office:value-type="string">
            <text:p text:style-name="P42"><text:a xlink:type="simple" xlink:href="py3o://with=%22lines=get_valorization(objects)%22" text:style-name="Internet_20_link" text:visited-style-name="Visited_20_Internet_20_Link"><text:span text:style-name="T47">with="lines=get_valorization(objects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5" table:number-columns-spanned="10" office:value-type="string">
            <text:p text:style-name="P39"><text:a xlink:type="simple" xlink:href="py3o://for=%22x%20in%20lines%22" text:style-name="Internet_20_link" text:visited-style-name="Visited_20_Internet_20_Link"><text:span text:style-name="T5">for="x in 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6" office:value-type="string">
            <text:p text:style-name="P46"><text:a xlink:type="simple" xlink:href="py3o://function=%22x[0].code%22" text:style-name="Internet_20_link" text:visited-style-name="Visited_20_Internet_20_Link"><text:span text:style-name="T6">function="x[0].code"</text:span></text:a></text:p>
          </table:table-cell>
          <table:table-cell table:style-name="Tabla6.B6" office:value-type="string">
            <text:p text:style-name="P46"><text:a xlink:type="simple" xlink:href="py3o://function=%22x[0].name%22" text:style-name="Internet_20_link" text:visited-style-name="Visited_20_Internet_20_Link"><text:span text:style-name="T6">function="x[0].name"</text:span></text:a></text:p>
          </table:table-cell>
          <table:table-cell table:style-name="Tabla6.C6" office:value-type="string">
            <text:p text:style-name="P32">0</text:p>
          </table:table-cell>
          <table:table-cell table:style-name="Tabla6.D6" office:value-type="string">
            <text:p text:style-name="P49"><text:a xlink:type="simple" xlink:href="py3o://function=%22formatLang(x[1])%22" text:style-name="Internet_20_link" text:visited-style-name="Visited_20_Internet_20_Link"><text:span text:style-name="T14">function="formatLang(x[1])"</text:span></text:a></text:p>
          </table:table-cell>
          <table:table-cell table:style-name="Tabla6.E6" office:value-type="string">
            <text:p text:style-name="P30"/>
          </table:table-cell>
          <table:table-cell table:style-name="Tabla6.F6" office:value-type="string">
            <text:p text:style-name="P30"/>
          </table:table-cell>
          <table:table-cell table:style-name="Tabla6.G6" office:value-type="string">
            <text:p text:style-name="P30"/>
          </table:table-cell>
          <table:table-cell table:style-name="Tabla6.H6" office:value-type="string">
            <text:p text:style-name="P31"/>
          </table:table-cell>
          <table:table-cell table:style-name="Tabla6.I6" office:value-type="string">
            <text:p text:style-name="P30"/>
          </table:table-cell>
          <table:table-cell table:style-name="Tabla6.J6" office:value-type="string">
            <text:p text:style-name="P32">0</text:p>
          </table:table-cell>
        </table:table-row>
        <table:table-row table:style-name="Tabla6.4">
          <table:table-cell table:style-name="Tabla6.A4" table:number-columns-spanned="10" office:value-type="string">
            <text:p text:style-name="P43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5" table:number-columns-spanned="10" office:value-type="string">
            <text:p text:style-name="P37"><text:a xlink:type="simple" xlink:href="py3o:///with" text:style-name="Internet_20_link" text:visited-style-name="Visited_20_Internet_20_Link"><text:span text:style-name="T5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9" table:number-columns-spanned="2" office:value-type="string">
            <text:p text:style-name="P10">CANTIDADE TOTAL (Tm):</text:p>
          </table:table-cell>
          <table:covered-table-cell/>
          <table:table-cell table:style-name="Tabla6.C9" office:value-type="string">
            <text:p text:style-name="P7">0</text:p>
          </table:table-cell>
          <table:table-cell table:style-name="Tabla6.D9" office:value-type="string">
            <text:p text:style-name="P49"><text:a xlink:type="simple" xlink:href="py3o://function=%22formatLang(get_total_qty(objects))%22" text:style-name="Internet_20_link" text:visited-style-name="Visited_20_Internet_20_Link"><text:span text:style-name="T47">function="formatLang(get_total_qty(objects))"</text:span></text:a></text:p>
          </table:table-cell>
          <table:table-cell table:style-name="Tabla6.E9" office:value-type="string">
            <text:p text:style-name="P30"/>
          </table:table-cell>
          <table:table-cell table:style-name="Tabla6.F9" office:value-type="string">
            <text:p text:style-name="P31"/>
          </table:table-cell>
          <table:table-cell table:style-name="Tabla6.G9" office:value-type="string">
            <text:p text:style-name="P30"/>
          </table:table-cell>
          <table:table-cell table:style-name="Tabla6.H9" office:value-type="string">
            <text:p text:style-name="P31"/>
          </table:table-cell>
          <table:table-cell table:style-name="Tabla6.I9" office:value-type="string">
            <text:p text:style-name="P30"/>
          </table:table-cell>
          <table:table-cell table:style-name="Tabla6.J9" office:value-type="string">
            <text:p text:style-name="P32">0</text:p>
          </table:table-cell>
        </table:table-row>
      </table:table>
      <text:p text:style-name="P22"/>
      <text:p text:style-name="P22"/>
      <text:p text:style-name="P22"/>
      <text:p text:style-name="P22">1.2. RESULTADOS DA ACTIVIDADE DE XESTIÓN</text:p>
      <text:p text:style-name="P14">(cubrir este apartado só para as actividades de xestión de residuos de valorización intermedia, valorización final e eliminación)</text:p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D"/>
        <table:table-column table:style-name="Tabla7.G"/>
        <table:table-row table:style-name="Tabla7.1">
          <table:table-cell table:style-name="Tabla7.A1" table:number-columns-spanned="7" office:value-type="string">
            <text:p text:style-name="P56">PRODUTOS FINAIS RESULTANTES DA ACTIVIDADE DE XESTIÓN</text:p>
            <text:p text:style-name="P65">(cubrir este cadro só cando se trate dun proceso de valorización fin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3">Código CPA</text:p>
          </table:table-cell>
          <table:table-cell table:style-name="Tabla7.B2" office:value-type="string">
            <text:p text:style-name="P7">Descrición do produto</text:p>
          </table:table-cell>
          <table:table-cell table:style-name="Tabla7.B2" office:value-type="string">
            <text:p text:style-name="P2"><text:span text:style-name="T22">Unidade</text:span><text:span text:style-name="Footnote_20_Symbol"><text:span text:style-name="T22"><text:note text:id="ftn3" text:note-class="footnote"><text:note-citation>3</text:note-citation><text:note-body><text:p text:style-name="P70"><text:span text:style-name="T17"><text:s/></text:span><text:span text:style-name="T4">Indicar a unidade na que se expresan as cantidades de produto. Preferentemente indicarase en </text:span><text:span text:style-name="T18">toneladas</text:span><text:span text:style-name="T4"> (</text:span><text:span text:style-name="T18">t</text:span><text:span text:style-name="T4">), aínda que se non é posible pódese utilizar outra: Kw/h, Kg,...)</text:span></text:p></text:note-body></text:note></text:span></text:span></text:p>
          </table:table-cell>
          <table:table-cell table:style-name="Tabla7.B2" office:value-type="string">
            <text:p text:style-name="P7">Cantidade ALMACENADA do ano anterior</text:p>
          </table:table-cell>
          <table:table-cell table:style-name="Tabla7.B2" office:value-type="string">
            <text:p text:style-name="P7">Cantidade XERADA</text:p>
          </table:table-cell>
          <table:table-cell table:style-name="Tabla7.B2" office:value-type="string">
            <text:p text:style-name="P15">SAÍDAS:</text:p>
            <text:p text:style-name="P7">Cantidade ENTREGADA </text:p>
            <text:p text:style-name="P7">a clientes ou autoconsumo</text:p>
          </table:table-cell>
          <table:table-cell table:style-name="Tabla7.G2" office:value-type="string">
            <text:p text:style-name="P7">Cantidade ALMACENADA a final do ano</text:p>
          </table:table-cell>
        </table:table-row>
        <table:table-row table:style-name="Tabla7.2">
          <table:table-cell table:style-name="Tabla7.A3" table:number-columns-spanned="7" office:value-type="string">
            <text:p text:style-name="P44"><text:a xlink:type="simple" xlink:href="py3o://with=%22lines=get_invoice(objects,%20True)%22" text:style-name="Internet_20_link" text:visited-style-name="Visited_20_Internet_20_Link"><text:span text:style-name="T47">with="lines=get_invoice(objects, Tru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4" table:number-columns-spanned="7" office:value-type="string">
            <text:p text:style-name="P37"><text:a xlink:type="simple" xlink:href="py3o://for=%22y%20in%20lines%22" text:style-name="Internet_20_link" text:visited-style-name="Visited_20_Internet_20_Link"><text:span text:style-name="T7">for="y in 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47"><text:a xlink:type="simple" xlink:href="py3o://function=%22y[0].code%22" text:style-name="Internet_20_link" text:visited-style-name="Visited_20_Internet_20_Link"><text:span text:style-name="T23">function="y[0].code"</text:span></text:a></text:p>
          </table:table-cell>
          <table:table-cell table:style-name="Tabla7.B5" office:value-type="string">
            <text:p text:style-name="P47"><text:a xlink:type="simple" xlink:href="py3o://function=%22y[0].name%22" text:style-name="Internet_20_link" text:visited-style-name="Visited_20_Internet_20_Link"><text:span text:style-name="T23">function="y[0].name"</text:span></text:a></text:p>
          </table:table-cell>
          <table:table-cell table:style-name="Tabla7.C5" office:value-type="string">
            <text:p text:style-name="P8">Tm</text:p>
          </table:table-cell>
          <table:table-cell table:style-name="Tabla7.D5" office:value-type="string">
            <text:p text:style-name="P5"/>
          </table:table-cell>
          <table:table-cell table:style-name="Tabla7.E5" office:value-type="string">
            <text:p text:style-name="P5"/>
          </table:table-cell>
          <table:table-cell table:style-name="Tabla7.F5" office:value-type="string">
            <text:p text:style-name="P40"><text:a xlink:type="simple" xlink:href="py3o://function=%22formatLang(y[1])%22" text:style-name="Internet_20_link" text:visited-style-name="Visited_20_Internet_20_Link"><text:span text:style-name="T24">function="formatLang(y[1])"</text:span></text:a></text:p>
          </table:table-cell>
          <table:table-cell table:style-name="Tabla7.G5" office:value-type="string">
            <text:p text:style-name="P5"/>
          </table:table-cell>
        </table:table-row>
        <table:table-row table:style-name="Tabla7.2">
          <table:table-cell table:style-name="Tabla7.A6" table:number-columns-spanned="7" office:value-type="string">
            <text:p text:style-name="P41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7" table:number-columns-spanned="7" office:value-type="string">
            <text:p text:style-name="P40"><text:a xlink:type="simple" xlink:href="py3o:///with" text:style-name="Internet_20_link" text:visited-style-name="Visited_20_Internet_20_Link"><text:span text:style-name="T23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ext:soft-page-break/>
        <table:table-row table:style-name="Tabla8.1">
          <table:table-cell table:style-name="Tabla8.A1" table:number-columns-spanned="6" office:value-type="string">
            <text:p text:style-name="P7"><text:span text:style-name="T1">SUBPRODUTOS OU MATERIAS PRIMAS SECUNDARIAS</text:span><text:span text:style-name="Footnote_20_Symbol"><text:span text:style-name="T1"><text:note text:id="ftn4" text:note-class="footnote"><text:note-citation>4</text:note-citation><text:note-body><text:p text:style-name="P38"><text:span text:style-name="T17"><text:s/></text:span><text:span text:style-name="T4">Materiais, obxectos ou substancias sobrantes, dun proceso de produción, transformación ou consumo, que non teña modificadas as súas propiedades e características orixinais e que se utilicen de forma directa como produto ou materia prima, sen se someter previamente a unha operación de valorización ou eliminación e sen poñer en perigo a saúde humana nin causar prexuízo ao medio. </text:span><text:span text:style-name="T18">A condición de materia prima secundaria deberá estar acreditada pola Secretaría Xeral de Calidade e Avaliación Ambiental.</text:span></text:p></text:note-body></text:note></text:span></text:span><text:span text:style-name="T28"> </text:span></text:p>
            <text:p text:style-name="P7">(cubrir este cadro só cando se xeren subprodutos ou materias primas secundarias derivadas da actividade de xestió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7">Código LER</text:p>
          </table:table-cell>
          <table:table-cell table:style-name="Tabla8.B2" office:value-type="string">
            <text:p text:style-name="P7">Descrición</text:p>
          </table:table-cell>
          <table:table-cell table:style-name="Tabla8.C2" office:value-type="string">
            <text:p text:style-name="P7">Cantidade ALMACENADA do ano anterior (toneladas)</text:p>
          </table:table-cell>
          <table:table-cell table:style-name="Tabla8.C2" office:value-type="string">
            <text:p text:style-name="P7">Cantidade PRODUCIDA (toneladas) </text:p>
          </table:table-cell>
          <table:table-cell table:style-name="Tabla8.C2" office:value-type="string">
            <text:p text:style-name="P15">SAÍDAS:</text:p>
            <text:p text:style-name="P7">Cantidade ENTREGADA </text:p>
            <text:p text:style-name="P7">a destinatario (toneladas)</text:p>
          </table:table-cell>
          <table:table-cell table:style-name="Tabla8.F2" office:value-type="string">
            <text:p text:style-name="P7">Cantidade ALMACENADA a final do ano (toneladas)</text:p>
          </table:table-cell>
        </table:table-row>
        <table:table-row table:style-name="Tabla8.3">
          <table:table-cell table:style-name="Tabla8.A3" office:value-type="string">
            <text:p text:style-name="P5"/>
          </table:table-cell>
          <table:table-cell table:style-name="Tabla8.B3" office:value-type="string">
            <text:p text:style-name="P45"/>
          </table:table-cell>
          <table:table-cell table:style-name="Tabla8.C3" office:value-type="string">
            <text:p text:style-name="P5"/>
          </table:table-cell>
          <table:table-cell table:style-name="Tabla8.C3" office:value-type="string">
            <text:p text:style-name="P5"/>
          </table:table-cell>
          <table:table-cell table:style-name="Tabla8.C3" office:value-type="string">
            <text:p text:style-name="P5"/>
          </table:table-cell>
          <table:table-cell table:style-name="Tabla8.F3" office:value-type="string">
            <text:p text:style-name="P5"/>
          </table:table-cell>
        </table:table-row>
        <table:table-row table:style-name="Tabla8.3">
          <table:table-cell table:style-name="Tabla8.A4" office:value-type="string">
            <text:p text:style-name="P5"/>
          </table:table-cell>
          <table:table-cell table:style-name="Tabla8.B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C4" office:value-type="string">
            <text:p text:style-name="P5"/>
          </table:table-cell>
          <table:table-cell table:style-name="Tabla8.F4" office:value-type="string">
            <text:p text:style-name="P5"/>
          </table:table-cell>
        </table:table-row>
        <table:table-row table:style-name="Tabla8.3">
          <table:table-cell table:style-name="Tabla8.A5" table:number-columns-spanned="2" office:value-type="string">
            <text:p text:style-name="P10">CANTIDADE TOTAL (Toneladas):</text:p>
          </table:table-cell>
          <table:covered-table-cell/>
          <table:table-cell table:style-name="Tabla8.C5" office:value-type="string">
            <text:p text:style-name="P5"/>
          </table:table-cell>
          <table:table-cell table:style-name="Tabla8.C5" office:value-type="string">
            <text:p text:style-name="P5"/>
          </table:table-cell>
          <table:table-cell table:style-name="Tabla8.C5" office:value-type="string">
            <text:p text:style-name="P5"/>
          </table:table-cell>
          <table:table-cell table:style-name="Tabla8.F5" office:value-type="string">
            <text:p text:style-name="P5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C"/>
        <table:table-column table:style-name="Tabla9.F"/>
        <table:table-row table:style-name="Tabla9.1">
          <table:table-cell table:style-name="Tabla9.A1" table:number-columns-spanned="6" office:value-type="string">
            <text:p text:style-name="P56">RESIDUOS RESULTADO DO PROCESO DE XESTIÓN ENVIADOS A XESTOR EXTERNO<text:span text:style-name="Footnote_20_Symbol"><text:note text:id="ftn5" text:note-class="footnote"><text:note-citation>5</text:note-citation><text:note-body><text:p text:style-name="P70"><text:s/><text:span text:style-name="T4">Incluiranse os rexeites e residuos xerados como consecuencia das actividades de valorización final e eliminación así como os residuos resultantes da actividade de valorización intermedia. </text:span><text:span text:style-name="T18">Non se incluirán neste cadro</text:span><text:span text:style-name="T4"> </text:span><text:span text:style-name="T18">os residuos xerados nos procesos de mantemento das instalacións, de outros procesos auxiliares</text:span><text:span text:style-name="T4"> </text:span><text:span text:style-name="T18">ou derivados do propio funcionamento da instalación.</text:span></text:p></text:note-body></text:note></text:span></text:p>
            <text:p text:style-name="P65">(cubrir este cadro só cando ditos residuos se envíen a xestor extern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2" office:value-type="string">
            <text:p text:style-name="P7">Código LER</text:p>
          </table:table-cell>
          <table:table-cell table:style-name="Tabla9.B2" office:value-type="string">
            <text:p text:style-name="P7">Descrición</text:p>
          </table:table-cell>
          <table:table-cell table:style-name="Tabla9.C2" office:value-type="string">
            <text:p text:style-name="P7">Cantidade ALMACENADA do ano anterior, sen enviar a xestor (Tm)</text:p>
          </table:table-cell>
          <table:table-cell table:style-name="Tabla9.C2" office:value-type="string">
            <text:p text:style-name="P7">Cantidade XERADA (Tm)</text:p>
          </table:table-cell>
          <table:table-cell table:style-name="Tabla9.B2" office:value-type="string">
            <text:p text:style-name="P15">SAÍDAS:</text:p>
            <text:p text:style-name="P7">Cantidade ENTREGADA</text:p>
            <text:p text:style-name="P7">A XESTOR (Tm)</text:p>
          </table:table-cell>
          <table:table-cell table:style-name="Tabla9.F2" office:value-type="string">
            <text:p text:style-name="P7">Cantidade ALMACENADA a final do ano, sen enviar a xestor (Tm)</text:p>
          </table:table-cell>
        </table:table-row>
        <table:table-row table:style-name="Tabla9.2">
          <table:table-cell table:style-name="Tabla9.A3" table:number-columns-spanned="6" office:value-type="string">
            <text:p text:style-name="P44"><text:a xlink:type="simple" xlink:href="py3o://with=%22lines=get_invoice(objects,%20False)%22" text:style-name="Internet_20_link" text:visited-style-name="Visited_20_Internet_20_Link"><text:span text:style-name="T47">with="lines=get_invoice(objects, False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4" table:number-columns-spanned="6" office:value-type="string">
            <text:p text:style-name="P37"><text:a xlink:type="simple" xlink:href="py3o://for=%22y%20in%20lines%22" text:style-name="Internet_20_link" text:visited-style-name="Visited_20_Internet_20_Link"><text:span text:style-name="T8">for="y in lin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5" office:value-type="string">
            <text:p text:style-name="P46"><text:a xlink:type="simple" xlink:href="py3o://function=%22y[0].code%22" text:style-name="Internet_20_link" text:visited-style-name="Visited_20_Internet_20_Link"><text:span text:style-name="T8">function="y[0].code"</text:span></text:a></text:p>
          </table:table-cell>
          <table:table-cell table:style-name="Tabla9.B5" office:value-type="string">
            <text:p text:style-name="P46"><text:a xlink:type="simple" xlink:href="py3o://function=%22y[0].name%22" text:style-name="Internet_20_link" text:visited-style-name="Visited_20_Internet_20_Link"><text:span text:style-name="T8">function="y[0].name"</text:span></text:a></text:p>
          </table:table-cell>
          <table:table-cell table:style-name="Tabla9.C5" office:value-type="string">
            <text:p text:style-name="P31"/>
          </table:table-cell>
          <table:table-cell table:style-name="Tabla9.D5" office:value-type="string">
            <text:p text:style-name="P31"/>
          </table:table-cell>
          <table:table-cell table:style-name="Tabla9.E5" office:value-type="string">
            <text:p text:style-name="P49"><text:a xlink:type="simple" xlink:href="py3o://function=%22formatLang(y[1])%22" text:style-name="Internet_20_link" text:visited-style-name="Visited_20_Internet_20_Link"><text:span text:style-name="T15">function="formatLang(y[1])"</text:span></text:a></text:p>
          </table:table-cell>
          <table:table-cell table:style-name="Tabla9.F5" office:value-type="string">
            <text:p text:style-name="P31"/>
          </table:table-cell>
        </table:table-row>
        <table:table-row table:style-name="Tabla9.2">
          <table:table-cell table:style-name="Tabla9.A6" table:number-columns-spanned="6" office:value-type="string">
            <text:p text:style-name="P44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7" table:number-columns-spanned="6" office:value-type="string">
            <text:p text:style-name="P37"><text:a xlink:type="simple" xlink:href="py3o:///with" text:style-name="Internet_20_link" text:visited-style-name="Visited_20_Internet_20_Link"><text:span text:style-name="T8">/with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8" table:number-columns-spanned="2" office:value-type="string">
            <text:p text:style-name="P10">CANTIDADE TOTAL (Toneladas):</text:p>
          </table:table-cell>
          <table:covered-table-cell/>
          <table:table-cell table:style-name="Tabla9.C8" office:value-type="string">
            <text:p text:style-name="P31"/>
          </table:table-cell>
          <table:table-cell table:style-name="Tabla9.D8" office:value-type="string">
            <text:p text:style-name="P31"/>
          </table:table-cell>
          <table:table-cell table:style-name="Tabla9.E8" office:value-type="string">
            <text:p text:style-name="P49"><text:a xlink:type="simple" xlink:href="py3o://function=%22formatLang(get_total_qty2(objects))%22" text:style-name="Internet_20_link" text:visited-style-name="Visited_20_Internet_20_Link"><text:span text:style-name="T47">function="formatLang(get_total_qty2(objects))"</text:span></text:a></text:p>
          </table:table-cell>
          <table:table-cell table:style-name="Tabla9.F8" office:value-type="string">
            <text:p text:style-name="P31"/>
          </table:table-cell>
        </table:table-row>
      </table:table>
      <text:p text:style-name="P36"/>
      <text:p text:style-name="P36"/>
      <text:p text:style-name="P3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 table:number-columns-repeated="2"/>
        <table:table-column table:style-name="Tabla10.F"/>
        <table:table-column table:style-name="Tabla10.G"/>
        <table:table-row table:style-name="Tabla10.1">
          <table:table-cell table:style-name="Tabla10.A1" table:number-columns-spanned="7" office:value-type="string">
            <text:p text:style-name="P56">RESIDUOS RESULTADO DO PROCESO DE XESTIÓN TRATADOS NO PROPIO CENTRO (AUTOXESTIÓN)<text:span text:style-name="T32">5</text:span></text:p>
            <text:p text:style-name="P65">(cubrir este cadro só cando ditos residuos se traten no propio centro xestor de residuo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2" office:value-type="string">
            <text:p text:style-name="P7">Código LER</text:p>
          </table:table-cell>
          <table:table-cell table:style-name="Tabla10.B2" office:value-type="string">
            <text:p text:style-name="P7">Descrición</text:p>
          </table:table-cell>
          <table:table-cell table:style-name="Tabla10.C2" office:value-type="string">
            <text:p text:style-name="P7">Cantidade ALMACENADA do ano anterior, sen tratar (toneladas)</text:p>
          </table:table-cell>
          <table:table-cell table:style-name="Tabla10.C2" office:value-type="string">
            <text:p text:style-name="P7">Cantidade XERADA (toneladas)</text:p>
          </table:table-cell>
          <table:table-cell table:style-name="Tabla10.B2" office:value-type="string">
            <text:p text:style-name="P7">Cantidade TRATADA (toneladas)</text:p>
          </table:table-cell>
          <table:table-cell table:style-name="Tabla10.B2" office:value-type="string">
            <text:p text:style-name="P7">Tipo de tratamento</text:p>
            <text:p text:style-name="P7">(VF ou E)</text:p>
          </table:table-cell>
          <table:table-cell table:style-name="Tabla10.G2" office:value-type="string">
            <text:p text:style-name="P7">Cantidade ALMACENADA a final do ano, sen tratar (toneladas)</text:p>
          </table:table-cell>
        </table:table-row>
        <table:table-row table:style-name="Tabla10.2">
          <table:table-cell table:style-name="Tabla10.A3" office:value-type="string">
            <text:p text:style-name="P5"/>
          </table:table-cell>
          <table:table-cell table:style-name="Tabla10.B3" office:value-type="string">
            <text:p text:style-name="P5"/>
          </table:table-cell>
          <table:table-cell table:style-name="Tabla10.C3" office:value-type="string">
            <text:p text:style-name="P5"/>
          </table:table-cell>
          <table:table-cell table:style-name="Tabla10.D3" office:value-type="string">
            <text:p text:style-name="P5"/>
          </table:table-cell>
          <table:table-cell table:style-name="Tabla10.E3" office:value-type="string">
            <text:p text:style-name="P5"/>
          </table:table-cell>
          <table:table-cell table:style-name="Tabla10.F3" office:value-type="string">
            <text:p text:style-name="P5"/>
          </table:table-cell>
          <table:table-cell table:style-name="Tabla10.G3" office:value-type="string">
            <text:p text:style-name="P5"/>
          </table:table-cell>
        </table:table-row>
        <table:table-row table:style-name="Tabla10.2">
          <table:table-cell table:style-name="Tabla10.A4" office:value-type="string">
            <text:p text:style-name="P5"/>
          </table:table-cell>
          <table:table-cell table:style-name="Tabla10.B4" office:value-type="string">
            <text:p text:style-name="P5"/>
          </table:table-cell>
          <table:table-cell table:style-name="Tabla10.C4" office:value-type="string">
            <text:p text:style-name="P5"/>
          </table:table-cell>
          <table:table-cell table:style-name="Tabla10.D4" office:value-type="string">
            <text:p text:style-name="P5"/>
          </table:table-cell>
          <table:table-cell table:style-name="Tabla10.E4" office:value-type="string">
            <text:p text:style-name="P5"/>
          </table:table-cell>
          <table:table-cell table:style-name="Tabla10.F4" office:value-type="string">
            <text:p text:style-name="P5"/>
          </table:table-cell>
          <table:table-cell table:style-name="Tabla10.G4" office:value-type="string">
            <text:p text:style-name="P5"/>
          </table:table-cell>
        </table:table-row>
        <table:table-row table:style-name="Tabla10.2">
          <table:table-cell table:style-name="Tabla10.A5" office:value-type="string">
            <text:p text:style-name="P5"/>
          </table:table-cell>
          <table:table-cell table:style-name="Tabla10.B5" office:value-type="string">
            <text:p text:style-name="P5"/>
          </table:table-cell>
          <table:table-cell table:style-name="Tabla10.C5" office:value-type="string">
            <text:p text:style-name="P5"/>
          </table:table-cell>
          <table:table-cell table:style-name="Tabla10.D5" office:value-type="string">
            <text:p text:style-name="P5"/>
          </table:table-cell>
          <table:table-cell table:style-name="Tabla10.E5" office:value-type="string">
            <text:p text:style-name="P5"/>
          </table:table-cell>
          <table:table-cell table:style-name="Tabla10.F5" office:value-type="string">
            <text:p text:style-name="P5"/>
          </table:table-cell>
          <table:table-cell table:style-name="Tabla10.G5" office:value-type="string">
            <text:p text:style-name="P5"/>
          </table:table-cell>
        </table:table-row>
        <table:table-row table:style-name="Tabla10.2">
          <table:table-cell table:style-name="Tabla10.A6" table:number-columns-spanned="2" office:value-type="string">
            <text:p text:style-name="P10">CANTIDADE TOTAL (Toneladas):</text:p>
          </table:table-cell>
          <table:covered-table-cell/>
          <table:table-cell table:style-name="Tabla10.C6" office:value-type="string">
            <text:p text:style-name="P5"/>
          </table:table-cell>
          <table:table-cell table:style-name="Tabla10.D6" office:value-type="string">
            <text:p text:style-name="P5"/>
          </table:table-cell>
          <table:table-cell table:style-name="Tabla10.E6" office:value-type="string">
            <text:p text:style-name="P5"/>
          </table:table-cell>
          <table:table-cell table:style-name="Tabla10.F6" office:value-type="string">
            <text:p text:style-name="P5"/>
          </table:table-cell>
          <table:table-cell table:style-name="Tabla10.G6" office:value-type="string">
            <text:p text:style-name="P5"/>
          </table:table-cell>
        </table:table-row>
      </table:table>
      <text:p text:style-name="P66"/>
      <text:p text:style-name="P60"><text:span text:style-name="T1">2. ENTRADAS E SAÍDAS DE RESIDUOS </text:span><text:span text:style-name="T30">(cubrir copia deste apartado para cada centro de traballo)</text:span></text:p>
      <text:p text:style-name="P33"/>
      <text:p text:style-name="P33"/>
      <text:p text:style-name="P22">2.1. CENTRO XESTOR DE RESIDUOS</text:p>
      <text:p text:style-name="P33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">Denominación do centro:</text:p>
          </table:table-cell>
          <table:table-cell table:style-name="Tabla11.B1" office:value-type="string">
            <text:p text:style-name="P3">LIMPERGAL SL</text:p>
          </table:table-cell>
        </table:table-row>
      </table:table>
      <text:p text:style-name="Standard"/>
      <text:p text:style-name="Standard"/>
      <text:p text:style-name="P25"><text:span text:style-name="T2">2.2. ENTRADAS: Residuos recibidos </text:span><text:span text:style-name="T30">(cubrir copia do cadro para cada residuo)</text:span></text:p>
      <text:p text:style-name="Standard"/>
      <text:p text:style-name="P6"><field:fieldmark text:name="__Fieldmark__1139_2631908653" field:type="vnd.oasis.opendocument.field.FORMCHECKBOX"><field:param field:name="Checkbox_HelpText" field:value=""/><field:param field:name="Checkbox_Name" field:value="Casilla1"/></field:fieldmark><text:s/>Declaro que, conforme ao establecido no artigo 13 do Decreto 59/2009, do 26 de febreiro, polo que se regula a rastrexabilidade dos residuos, as anotacións de entradas do <text:span text:style-name="T1">Libro de rexistro telemático</text:span> dispoñible no Sistema de Información de Residuos de Galicia (SIRGa) <text:span text:style-name="T1">se corresponden coas entradas reais neste centro de traballo</text:span> durante o ano da presente memoria. Os datos do libro de rexistro electrónico complétanse cos seguintes movementos:</text:p>
      <text:p text:style-name="P38"><text:a xlink:type="simple" xlink:href="py3o://with=%22lines=get_valorization(objects)%22" text:style-name="Internet_20_link" text:visited-style-name="Visited_20_Internet_20_Link"><text:span text:style-name="T47">with="lines=get_valorization(objects)"</text:span></text:a></text:p>
      <text:p text:style-name="P38"><text:a xlink:type="simple" xlink:href="py3o://for=%22x%20in%20lines%22" text:style-name="Internet_20_link" text:visited-style-name="Visited_20_Internet_20_Link"><text:span text:style-name="T29">for="x in lines"</text:span></text:a></text:p>
      <text:p text:style-name="P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 table:number-columns-repeated="2"/>
        <table:table-column table:style-name="Tabla12.H"/>
        <table:table-header-rows>
          <table:table-row table:style-name="Tabla12.1">
            <table:table-cell table:style-name="Tabla12.A1" office:value-type="string">
              <text:h text:style-name="P81" text:outline-level="5">Código LER:</text:h>
            </table:table-cell>
            <table:table-cell table:style-name="Tabla12.B1" table:number-columns-spanned="2" office:value-type="string">
              <text:h text:style-name="Heading_20_5" text:outline-level="5"><text:a xlink:type="simple" xlink:href="py3o://function=%22x[0].code%22" text:style-name="Internet_20_link" text:visited-style-name="Visited_20_Internet_20_Link"><text:span text:style-name="T25">function="x[0].code"</text:span></text:a></text:h>
            </table:table-cell>
            <table:covered-table-cell/>
            <table:table-cell table:style-name="Tabla12.A1" table:number-columns-spanned="2" office:value-type="string">
              <text:h text:style-name="P81" text:outline-level="5">Descrición do residuo:</text:h>
            </table:table-cell>
            <table:covered-table-cell/>
            <table:table-cell table:style-name="Tabla12.F1" table:number-columns-spanned="3" office:value-type="string">
              <text:h text:style-name="Heading_20_5" text:outline-level="5"><text:a xlink:type="simple" xlink:href="py3o://function=%22x[0].name%22" text:style-name="Internet_20_link" text:visited-style-name="Visited_20_Internet_20_Link"><text:span text:style-name="T25">function="x[0].name"</text:span></text:a></text:h>
            </table:table-cell>
            <table:covered-table-cell/>
            <table:covered-table-cell/>
          </table:table-row>
        </table:table-header-rows>
        <table:table-row table:style-name="Tabla12.1">
          <table:table-cell table:style-name="Tabla12.A2" table:number-columns-spanned="8" office:value-type="string">
            <text:h text:style-name="P82" text:outline-level="5">PRODUTOR OU XESTOR DE PROCEDENCI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1" table:number-columns-spanned="2" office:value-type="string">
            <text:h text:style-name="P79" text:outline-level="4">Razón social</text:h>
          </table:table-cell>
          <table:covered-table-cell/>
          <table:table-cell table:style-name="Tabla12.A1" table:number-columns-spanned="2" office:value-type="string">
            <text:p text:style-name="P17">N.I.F./ C.I.F.</text:p>
          </table:table-cell>
          <table:covered-table-cell/>
          <table:table-cell table:style-name="Tabla12.A1" table:number-columns-spanned="2" office:value-type="string">
            <text:p text:style-name="P17">Concello</text:p>
          </table:table-cell>
          <table:covered-table-cell/>
          <table:table-cell table:style-name="Tabla12.A1" office:value-type="string">
            <text:p text:style-name="P17">Provincia</text:p>
          </table:table-cell>
          <table:table-cell table:style-name="Tabla12.H3" office:value-type="string">
            <text:p text:style-name="P7">Cantidade RECIBIDA</text:p>
            <text:p text:style-name="P7">(Tm)</text:p>
          </table:table-cell>
        </table:table-row>
        <table:table-row table:style-name="Tabla12.3">
          <table:table-cell table:style-name="Tabla12.A4" table:number-columns-spanned="8" office:value-type="string">
            <text:p text:style-name="P50"><text:a xlink:type="simple" xlink:href="py3o://with=%22lines2=get_ins(objects,%20x[0].code)%22" text:style-name="Internet_20_link" text:visited-style-name="Visited_20_Internet_20_Link"><text:span text:style-name="T47">with="lines2=get_ins(objects, x[0].cod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5" table:number-columns-spanned="8" office:value-type="string">
            <text:p text:style-name="Standard"><text:a xlink:type="simple" xlink:href="py3o://for=%22y%20in%20lines2%22" text:style-name="Internet_20_link" text:visited-style-name="Visited_20_Internet_20_Link"><text:span text:style-name="T9">for="y in lines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6" table:number-columns-spanned="2" office:value-type="string">
            <text:p text:style-name="Standard"><text:a xlink:type="simple" xlink:href="py3o://function=%22y[0].producer_promoter%22" text:style-name="Internet_20_link" text:visited-style-name="Visited_20_Internet_20_Link"><text:span text:style-name="T10">function="y[0].producer_promoter"</text:span></text:a></text:p>
          </table:table-cell>
          <table:covered-table-cell/>
          <table:table-cell table:style-name="Tabla12.C6" table:number-columns-spanned="2" office:value-type="string">
            <text:p text:style-name="P2"><text:a xlink:type="simple" xlink:href="py3o://function=%22y[0].vat_producer%22" text:style-name="Internet_20_link" text:visited-style-name="Visited_20_Internet_20_Link"><text:span text:style-name="T10">function="y[0].vat_producer"</text:span></text:a></text:p>
          </table:table-cell>
          <table:covered-table-cell/>
          <table:table-cell table:style-name="Tabla12.E6" table:number-columns-spanned="2" office:value-type="string">
            <text:p text:style-name="P2"><text:a xlink:type="simple" xlink:href="py3o://function=%22y[0].city_producer%22" text:style-name="Internet_20_link" text:visited-style-name="Visited_20_Internet_20_Link"><text:span text:style-name="T10">function="y[0].city_producer"</text:span></text:a></text:p>
          </table:table-cell>
          <table:covered-table-cell/>
          <table:table-cell table:style-name="Tabla12.G6" office:value-type="string">
            <text:p text:style-name="P2"><text:a xlink:type="simple" xlink:href="py3o://function=%22y[0].province_producer%22" text:style-name="Internet_20_link" text:visited-style-name="Visited_20_Internet_20_Link"><text:span text:style-name="T10">function="y[0].province_producer"</text:span></text:a></text:p>
          </table:table-cell>
          <table:table-cell table:style-name="Tabla12.H6" office:value-type="string">
            <text:p text:style-name="P2"><text:a xlink:type="simple" xlink:href="py3o://function=%22formatLang(y[1])%22" text:style-name="Internet_20_link" text:visited-style-name="Visited_20_Internet_20_Link"><text:span text:style-name="T15">function="formatLang(y[1])"</text:span></text:a></text:p>
          </table:table-cell>
        </table:table-row>
        <table:table-row table:style-name="Tabla12.3">
          <table:table-cell table:style-name="Tabla12.A7" table:number-columns-spanned="8" office:value-type="string">
            <text:p text:style-name="P51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8" table:number-columns-spanned="8" office:value-type="string">
            <text:p text:style-name="Standard"><text:a xlink:type="simple" xlink:href="py3o:///with" text:style-name="Internet_20_link" text:visited-style-name="Visited_20_Internet_20_Link"><text:span text:style-name="T9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3">
          <table:table-cell table:style-name="Tabla12.A9" table:number-columns-spanned="7" office:value-type="string">
            <text:p text:style-name="P21">CANTIDADE TOTAL (Tm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2.H9" office:value-type="string">
            <text:p text:style-name="P2"><text:a xlink:type="simple" xlink:href="py3o://function=%22formatLang(get_ins_total_qty(objects,%20x[0].code))%22" text:style-name="Internet_20_link" text:visited-style-name="Visited_20_Internet_20_Link"><text:span text:style-name="T47">function="formatLang(get_ins_total_qty(objects, x[0].code))"</text:span></text:a></text:p>
          </table:table-cell>
        </table:table-row>
      </table:table>
      <text:p text:style-name="Standard"><text:a xlink:type="simple" xlink:href="py3o:///for" text:style-name="Internet_20_link" text:visited-style-name="Visited_20_Internet_20_Link"><text:span text:style-name="T33">/for</text:span></text:a></text:p>
      <text:p text:style-name="Standard"><text:a xlink:type="simple" xlink:href="py3o:///with" text:style-name="Internet_20_link" text:visited-style-name="Visited_20_Internet_20_Link"><text:span text:style-name="T33">/with</text:span></text:a></text:p>
      <text:p text:style-name="Standard"/>
      <text:p text:style-name="P69"/>
      <text:p text:style-name="P69"/>
      <text:p text:style-name="P69"/>
      <text:p text:style-name="P69"/>
      <text:p text:style-name="P22">2.3. SAÍDAS: </text:p>
      <text:p text:style-name="P22"/>
      <text:p text:style-name="P22"/>
      <text:p text:style-name="P25"><text:span text:style-name="T2">2.3.1. Residuos entregados a xestor </text:span><text:span text:style-name="T30">(cubrir copia do cadro para cada residuo)</text:span></text:p>
      <text:p text:style-name="Standard"/>
      <text:p text:style-name="P6"><field:fieldmark text:name="__Fieldmark__1310_2631908653" field:type="vnd.oasis.opendocument.field.FORMCHECKBOX"><field:param field:name="Checkbox_HelpText" field:value=""/><field:param field:name="Checkbox_Name" field:value="Casilla1"/></field:fieldmark><text:s/>Declaro que, conforme ao establecido no artigo 13 do Decreto 59/2009, do 26 de febreiro, polo que se regula a rastrexabilidade dos residuos, as anotacións de saídas de residuos do <text:span text:style-name="T1">Libro de rexistro telemático</text:span> dispoñible no Sistema de Información de Residuos de Galicia (SIRGa) <text:span text:style-name="T1">se corresponden coas saídas reais neste centro de traballo</text:span> durante o ano da presente memoria. Os datos do libro de rexistro electrónico complétanse cos seguintes movementos:</text:p>
      <text:p text:style-name="Standard"><text:a xlink:type="simple" xlink:href="py3o://with=%22lines=get_invoice(objects,%20False)%22" text:style-name="Internet_20_link" text:visited-style-name="Visited_20_Internet_20_Link"><text:span text:style-name="T47">with="lines=get_invoice(objects, False)"</text:span></text:a></text:p>
      <text:p text:style-name="P38"><text:a xlink:type="simple" xlink:href="py3o://for=%22x%20in%20lines%22" text:style-name="Internet_20_link" text:visited-style-name="Visited_20_Internet_20_Link"><text:span text:style-name="T11">for="x in lines"</text:span></text:a></text:p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 table:number-columns-repeated="2"/>
        <table:table-column table:style-name="Tabla16.H"/>
        <table:table-header-rows>
          <table:table-row table:style-name="Tabla16.1">
            <table:table-cell table:style-name="Tabla16.A1" office:value-type="string">
              <text:h text:style-name="P83" text:outline-level="5">Código LER:</text:h>
            </table:table-cell>
            <table:table-cell table:style-name="Tabla16.B1" table:number-columns-spanned="2" office:value-type="string">
              <text:h text:style-name="Heading_20_5" text:outline-level="5"><text:a xlink:type="simple" xlink:href="py3o://function=%22x[0].code%22" text:style-name="Internet_20_link" text:visited-style-name="Visited_20_Internet_20_Link"><text:span text:style-name="T26">function="x[0].code"</text:span></text:a></text:h>
            </table:table-cell>
            <table:covered-table-cell/>
            <table:table-cell table:style-name="Tabla16.D1" table:number-columns-spanned="2" office:value-type="string">
              <text:h text:style-name="P83" text:outline-level="5">Descrición do residuo:</text:h>
            </table:table-cell>
            <table:covered-table-cell/>
            <table:table-cell table:style-name="Tabla16.F1" table:number-columns-spanned="3" office:value-type="string">
              <text:h text:style-name="Heading_20_5" text:outline-level="5"><text:a xlink:type="simple" xlink:href="py3o://function=%22x[0].name%22" text:style-name="Internet_20_link" text:visited-style-name="Visited_20_Internet_20_Link"><text:span text:style-name="T26">function="x[0].name"</text:span></text:a></text:h>
            </table:table-cell>
            <table:covered-table-cell/>
            <table:covered-table-cell/>
          </table:table-row>
        </table:table-header-rows>
        <table:table-row table:style-name="Tabla16.1">
          <table:table-cell table:style-name="Tabla16.A2" table:number-columns-spanned="8" office:value-type="string">
            <text:h text:style-name="P82" text:outline-level="5">XESTOR DE DESTIN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3" table:number-columns-spanned="2" office:value-type="string">
            <text:h text:style-name="P80" text:outline-level="4">Razón social</text:h>
          </table:table-cell>
          <table:covered-table-cell/>
          <table:table-cell table:style-name="Tabla16.C3" table:number-columns-spanned="2" office:value-type="string">
            <text:p text:style-name="P7">N.I.F./ C.I.F.</text:p>
          </table:table-cell>
          <table:covered-table-cell/>
          <table:table-cell table:style-name="Tabla16.C3" table:number-columns-spanned="2" office:value-type="string">
            <text:p text:style-name="P2"><text:span text:style-name="T22">Concello</text:span><text:span text:style-name="Footnote_20_Symbol"><text:span text:style-name="T22"><text:note text:id="ftn6" text:note-class="footnote"><text:note-citation>6</text:note-citation><text:note-body><text:p text:style-name="P70"><text:s/><text:span text:style-name="T4">Os datos de concello e provincia deben facer referencia </text:span><text:span text:style-name="T18">ao centro de traballo do xestor</text:span><text:span text:style-name="T4"> </text:span><text:span text:style-name="T18">de destino </text:span><text:span text:style-name="T4">ao cal se enviaron os residuos.</text:span></text:p></text:note-body></text:note></text:span></text:span></text:p>
          </table:table-cell>
          <table:covered-table-cell/>
          <table:table-cell table:style-name="Tabla16.C3" office:value-type="string">
            <text:p text:style-name="P7">Provincia<text:span text:style-name="T32">7</text:span></text:p>
          </table:table-cell>
          <table:table-cell table:style-name="Tabla16.H3" office:value-type="string">
            <text:p text:style-name="P7">Cantidade ENTREGADA (Tm)</text:p>
          </table:table-cell>
        </table:table-row>
        <table:table-row table:style-name="Tabla16.3">
          <table:table-cell table:style-name="Tabla16.A4" table:number-columns-spanned="8" office:value-type="string">
            <text:p text:style-name="P52"><text:a xlink:type="simple" xlink:href="py3o://with=%22lines2=get_outs(objects,%20False,%20x[0].code)%22" text:style-name="Internet_20_link" text:visited-style-name="Visited_20_Internet_20_Link"><text:span text:style-name="T47">with="lines2=get_outs(objects, False, x[0].cod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5" table:number-columns-spanned="8" office:value-type="string">
            <text:p text:style-name="Standard"><text:a xlink:type="simple" xlink:href="py3o://for=%22y%20in%20lines2%22" text:style-name="Internet_20_link" text:visited-style-name="Visited_20_Internet_20_Link"><text:span text:style-name="T12">for="y in lines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6.3">
          <table:table-cell table:style-name="Tabla16.A6" table:number-columns-spanned="2" office:value-type="string">
            <text:p text:style-name="P46"><text:a xlink:type="simple" xlink:href="py3o://function=%22y[0].name%22" text:style-name="Internet_20_link" text:visited-style-name="Visited_20_Internet_20_Link"><text:span text:style-name="T12">function="y[0].name"</text:span></text:a></text:p>
          </table:table-cell>
          <table:covered-table-cell/>
          <table:table-cell table:style-name="Tabla16.C6" table:number-columns-spanned="2" office:value-type="string">
            <text:p text:style-name="Standard"><text:a xlink:type="simple" xlink:href="py3o://function=%22y[0].vat%22" text:style-name="Internet_20_link" text:visited-style-name="Visited_20_Internet_20_Link"><text:span text:style-name="T12">function="y[0].vat"</text:span></text:a></text:p>
          </table:table-cell>
          <table:covered-table-cell/>
          <table:table-cell table:style-name="Tabla16.E6" table:number-columns-spanned="2" office:value-type="string">
            <text:p text:style-name="Standard"><text:a xlink:type="simple" xlink:href="py3o://function=%22y[1]%22" text:style-name="Internet_20_link" text:visited-style-name="Visited_20_Internet_20_Link"><text:span text:style-name="T12">function="y[1]"</text:span></text:a></text:p>
          </table:table-cell>
          <table:covered-table-cell/>
          <table:table-cell table:style-name="Tabla16.G6" office:value-type="string">
            <text:p text:style-name="Standard"><text:a xlink:type="simple" xlink:href="py3o://function=%22y[2]%22" text:style-name="Internet_20_link" text:visited-style-name="Visited_20_Internet_20_Link"><text:span text:style-name="T12">function="y[2]"</text:span></text:a></text:p>
          </table:table-cell>
          <table:table-cell table:style-name="Tabla16.H6" office:value-type="string">
            <text:p text:style-name="P2"><text:a xlink:type="simple" xlink:href="py3o://function=%22formatLang(y[3])%22" text:style-name="Internet_20_link" text:visited-style-name="Visited_20_Internet_20_Link"><text:span text:style-name="T16">function="formatLang(y[3])"</text:span></text:a></text:p>
          </table:table-cell>
        </table:table-row>
        <table:table-row table:style-name="Tabla16.3">
          <table:table-cell table:style-name="Tabla16.A8" table:number-columns-spanned="8" office:value-type="string">
            <text:p text:style-name="P52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8" table:number-columns-spanned="8" office:value-type="string">
            <text:p text:style-name="P72"/>
            <text:p text:style-name="Standard"><text:a xlink:type="simple" xlink:href="py3o:///with" text:style-name="Internet_20_link" text:visited-style-name="Visited_20_Internet_20_Link"><text:span text:style-name="T12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3">
          <table:table-cell table:style-name="Tabla16.A9" table:number-columns-spanned="7" office:value-type="string">
            <text:p text:style-name="P10">CANTIDADE TOTAL (Tm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6.H9" office:value-type="string">
            <text:p text:style-name="P2"><text:a xlink:type="simple" xlink:href="py3o://function=%22formatLang(get_outs_total_qty(objects,%20False,x[0].code))%22" text:style-name="Internet_20_link" text:visited-style-name="Visited_20_Internet_20_Link"><text:span text:style-name="T47">function="formatLang(get_outs_total_qty(objects, False,x[0].code))"</text:span></text:a></text:p>
          </table:table-cell>
        </table:table-row>
      </table:table>
      <text:p text:style-name="P67"><text:a xlink:type="simple" xlink:href="py3o:///for" text:style-name="Internet_20_link" text:visited-style-name="Visited_20_Internet_20_Link"><text:span text:style-name="T34">/for</text:span></text:a></text:p>
      <text:p text:style-name="P67"><text:a xlink:type="simple" xlink:href="py3o:///with" text:style-name="Internet_20_link" text:visited-style-name="Visited_20_Internet_20_Link"><text:span text:style-name="T34">/with</text:span></text:a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6"><text:span text:style-name="T2">2.3.2. Produtos finais entregados a clientes ou autoconsumo</text:span><text:span text:style-name="T31"> </text:span><text:span text:style-name="T30">(cubrir copia deste cadro para cada produto)</text:span></text:p>
      <text:p text:style-name="Standard"/>
      <text:p text:style-name="P38"><text:a xlink:type="simple" xlink:href="py3o://with=%22lines=get_invoice(objects,%20True)%22" text:style-name="Internet_20_link" text:visited-style-name="Visited_20_Internet_20_Link"><text:span text:style-name="T47">with="lines=get_invoice(objects, True)"</text:span></text:a></text:p>
      <text:p text:style-name="P48"><text:a xlink:type="simple" xlink:href="py3o://for=%22x%20in%20lines%22" text:style-name="Internet_20_link" text:visited-style-name="Visited_20_Internet_20_Link"><text:span text:style-name="T13">for="x in lines"</text:span></text:a></text:p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column table:style-name="Tabla26.I"/>
        <table:table-header-rows>
          <table:table-row table:style-name="Tabla26.1">
            <table:table-cell table:style-name="Tabla26.A1" office:value-type="string">
              <text:h text:style-name="P83" text:outline-level="5">Código CPA</text:h>
            </table:table-cell>
            <table:table-cell table:style-name="Tabla26.B1" table:number-columns-spanned="2" office:value-type="string">
              <text:h text:style-name="Heading_20_5" text:outline-level="5"><text:a xlink:type="simple" xlink:href="py3o://function=%22x[0].code%22" text:style-name="Internet_20_link" text:visited-style-name="Visited_20_Internet_20_Link"><text:span text:style-name="T27">function="x[0].code"</text:span></text:a></text:h>
            </table:table-cell>
            <table:covered-table-cell/>
            <table:table-cell table:style-name="Tabla26.D1" table:number-columns-spanned="3" office:value-type="string">
              <text:h text:style-name="P83" text:outline-level="5">Descrición do produto:</text:h>
            </table:table-cell>
            <table:covered-table-cell/>
            <table:covered-table-cell/>
            <table:table-cell table:style-name="Tabla26.G1" table:number-columns-spanned="3" office:value-type="string">
              <text:h text:style-name="Heading_20_5" text:outline-level="5"><text:a xlink:type="simple" xlink:href="py3o://function=%22x[0].name%22" text:style-name="Internet_20_link" text:visited-style-name="Visited_20_Internet_20_Link"><text:span text:style-name="T27">function="x[0].name"</text:span></text:a></text:h>
            </table:table-cell>
            <table:covered-table-cell/>
            <table:covered-table-cell/>
          </table:table-row>
        </table:table-header-rows>
        <table:table-row table:style-name="Tabla26.1">
          <table:table-cell table:style-name="Tabla26.A2" table:number-columns-spanned="9" office:value-type="string">
            <text:h text:style-name="P82" text:outline-level="5">CLIENTE DE DESTIN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3" table:number-columns-spanned="2" office:value-type="string">
            <text:h text:style-name="P80" text:outline-level="4">Razón social</text:h>
          </table:table-cell>
          <table:covered-table-cell/>
          <table:table-cell table:style-name="Tabla26.C3" table:number-columns-spanned="2" office:value-type="string">
            <text:p text:style-name="P7">N.I.F./ C.I.F.</text:p>
          </table:table-cell>
          <table:covered-table-cell/>
          <table:table-cell table:style-name="Tabla26.C3" office:value-type="string">
            <text:p text:style-name="P2"><text:span text:style-name="T22">Concello</text:span><text:span text:style-name="Footnote_20_Symbol"><text:span text:style-name="T22"><text:note text:id="ftn7" text:note-class="footnote"><text:note-citation>7</text:note-citation><text:note-body><text:p text:style-name="P70"><text:s/><text:span text:style-name="T4">Os datos de concello e provincia deben facer referencia </text:span><text:span text:style-name="T18">ao centro de traballo do </text:span><text:span text:style-name="T19">destinatario ou cliente</text:span><text:span text:style-name="T20"> </text:span><text:span text:style-name="T4">ao cal se enviaron as</text:span><text:span text:style-name="T20"> materias primas xeradas ou productos finais.</text:span></text:p></text:note-body></text:note></text:span></text:span></text:p>
          </table:table-cell>
          <table:table-cell table:style-name="Tabla26.C3" table:number-columns-spanned="2" office:value-type="string">
            <text:p text:style-name="P7">Provincia<text:span text:style-name="T32">8</text:span></text:p>
          </table:table-cell>
          <table:covered-table-cell/>
          <table:table-cell table:style-name="Tabla26.C3" office:value-type="string">
            <text:p text:style-name="P7">Unidade</text:p>
          </table:table-cell>
          <table:table-cell table:style-name="Tabla26.I3" office:value-type="string">
            <text:p text:style-name="P7">Cantidade ENTREGADA</text:p>
          </table:table-cell>
        </table:table-row>
        <table:table-row table:style-name="Tabla26.3">
          <table:table-cell table:style-name="Tabla26.A4" table:number-columns-spanned="9" office:value-type="string">
            <text:p text:style-name="P53"><text:a xlink:type="simple" xlink:href="py3o://with=%22lines2=get_outs(objects,%20True,x[0].code)%22" text:style-name="Internet_20_link" text:visited-style-name="Visited_20_Internet_20_Link"><text:span text:style-name="T47">with="lines2=get_outs(objects, True,x[0].cod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5" table:number-columns-spanned="9" office:value-type="string">
            <text:p text:style-name="Standard"><text:a xlink:type="simple" xlink:href="py3o://for=%22y%20in%20lines2%22" text:style-name="Internet_20_link" text:visited-style-name="Visited_20_Internet_20_Link"><text:span text:style-name="T13">for="y in lines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6" table:number-columns-spanned="2" office:value-type="string">
            <text:p text:style-name="P29"><text:user-field-get style:data-style-name="N0" text:name="py3o.y.partner_id.name">0</text:user-field-get></text:p>
          </table:table-cell>
          <table:covered-table-cell/>
          <table:table-cell table:style-name="Tabla26.C6" table:number-columns-spanned="2" office:value-type="string">
            <text:p text:style-name="P29"><text:user-field-get style:data-style-name="N0" text:name="py3o.y.nif">0</text:user-field-get></text:p>
          </table:table-cell>
          <table:covered-table-cell/>
          <table:table-cell table:style-name="Tabla26.E6" office:value-type="string">
            <text:p text:style-name="P29"><text:user-field-get style:data-style-name="N0" text:name="py3o.y.city">0</text:user-field-get></text:p>
          </table:table-cell>
          <table:table-cell table:style-name="Tabla26.F6" table:number-columns-spanned="2" office:value-type="string">
            <text:p text:style-name="P29"><text:user-field-get style:data-style-name="N0" text:name="py3o.y.state_id.name">0</text:user-field-get></text:p>
          </table:table-cell>
          <table:covered-table-cell/>
          <table:table-cell table:style-name="Tabla26.H6" office:value-type="string">
            <text:p text:style-name="P32">Tm</text:p>
          </table:table-cell>
          <table:table-cell table:style-name="Tabla26.I6" office:value-type="string">
            <text:p text:style-name="P31"><text:user-field-get style:data-style-name="N0" text:name="py3o.y.quantity">0</text:user-field-get></text:p>
          </table:table-cell>
        </table:table-row>
        <table:table-row table:style-name="Tabla26.3">
          <table:table-cell table:style-name="Tabla26.A7" table:number-columns-spanned="9" office:value-type="string">
            <text:p text:style-name="P53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8" table:number-columns-spanned="9" office:value-type="string">
            <text:p text:style-name="Standard"><text:a xlink:type="simple" xlink:href="py3o:///with" text:style-name="Internet_20_link" text:visited-style-name="Visited_20_Internet_20_Link"><text:span text:style-name="T13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3">
          <table:table-cell table:style-name="Tabla26.A9" table:number-columns-spanned="8" office:value-type="string">
            <text:p text:style-name="P10">CANTIDADE TOTAL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6.I9" office:value-type="string">
            <text:p text:style-name="P2"><text:a xlink:type="simple" xlink:href="py3o://function=%22get_outs_total_qty(objects,%20True,x[0].code)%22" text:style-name="Internet_20_link" text:visited-style-name="Visited_20_Internet_20_Link"><text:span text:style-name="T47">function="get_outs_total_qty(objects, True,x[0].code)"</text:span></text:a></text:p>
          </table:table-cell>
        </table:table-row>
      </table:table>
      <text:p text:style-name="P67"><text:a xlink:type="simple" xlink:href="py3o:///for" text:style-name="Internet_20_link" text:visited-style-name="Visited_20_Internet_20_Link"><text:span text:style-name="T35">/for</text:span></text:a></text:p>
      <text:p text:style-name="P46"><text:a xlink:type="simple" xlink:href="py3o:///with" text:style-name="Internet_20_link" text:visited-style-name="Visited_20_Internet_20_Link"><text:span text:style-name="T35">/with</text:span></text:a></text:p>
      <text:p text:style-name="P67"/>
      <text:p text:style-name="P67"/>
      <text:p text:style-name="P67"/>
      <text:p text:style-name="P26"><text:span text:style-name="T2">2.3.3. Subprodutos ou materias primas secundarias entregadas a destinatario </text:span><text:span text:style-name="T30">(cubrir copia deste cadro para cada subproduto ou materia prima secundaria)</text:span></text:p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header-rows>
          <text:soft-page-break/>
          <table:table-row table:style-name="Tabla27.1">
            <table:table-cell table:style-name="Tabla27.A1" office:value-type="string">
              <text:h text:style-name="P83" text:outline-level="5">Código LER:</text:h>
            </table:table-cell>
            <table:table-cell table:style-name="Tabla27.B1" table:number-columns-spanned="2" office:value-type="string">
              <text:h text:style-name="P84" text:outline-level="5"/>
            </table:table-cell>
            <table:covered-table-cell/>
            <table:table-cell table:style-name="Tabla27.D1" table:number-columns-spanned="2" office:value-type="string">
              <text:h text:style-name="P83" text:outline-level="5">Descrición da materia prima secundaria:</text:h>
            </table:table-cell>
            <table:covered-table-cell/>
            <table:table-cell table:style-name="Tabla27.F1" table:number-columns-spanned="3" office:value-type="string">
              <text:h text:style-name="P84" text:outline-level="5"/>
            </table:table-cell>
            <table:covered-table-cell/>
            <table:covered-table-cell/>
          </table:table-row>
        </table:table-header-rows>
        <table:table-row table:style-name="Tabla27.1">
          <table:table-cell table:style-name="Tabla27.A2" table:number-columns-spanned="8" office:value-type="string">
            <text:h text:style-name="P82" text:outline-level="5">DESTINATARI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3">
          <table:table-cell table:style-name="Tabla27.A3" table:number-columns-spanned="2" office:value-type="string">
            <text:h text:style-name="P80" text:outline-level="4">Razón social</text:h>
          </table:table-cell>
          <table:covered-table-cell/>
          <table:table-cell table:style-name="Tabla27.C3" table:number-columns-spanned="2" office:value-type="string">
            <text:p text:style-name="P7">N.I.F./ C.I.F.</text:p>
          </table:table-cell>
          <table:covered-table-cell/>
          <table:table-cell table:style-name="Tabla27.C3" table:number-columns-spanned="2" office:value-type="string">
            <text:p text:style-name="P7">Concello<text:span text:style-name="T32">8</text:span></text:p>
          </table:table-cell>
          <table:covered-table-cell/>
          <table:table-cell table:style-name="Tabla27.C3" office:value-type="string">
            <text:p text:style-name="P7">Provincia<text:span text:style-name="T32">8</text:span></text:p>
          </table:table-cell>
          <table:table-cell table:style-name="Tabla27.H3" office:value-type="string">
            <text:p text:style-name="P7">Cantidade ENTREGADA (toneladas)</text:p>
          </table:table-cell>
        </table:table-row>
        <table:table-row table:style-name="Tabla27.3">
          <table:table-cell table:style-name="Tabla27.A4" table:number-columns-spanned="2" office:value-type="string">
            <text:p text:style-name="P9"/>
          </table:table-cell>
          <table:covered-table-cell/>
          <table:table-cell table:style-name="Tabla27.C4" table:number-columns-spanned="2" office:value-type="string">
            <text:p text:style-name="P9"/>
          </table:table-cell>
          <table:covered-table-cell/>
          <table:table-cell table:style-name="Tabla27.E4" table:number-columns-spanned="2" office:value-type="string">
            <text:p text:style-name="P9"/>
          </table:table-cell>
          <table:covered-table-cell/>
          <table:table-cell table:style-name="Tabla27.G4" office:value-type="string">
            <text:p text:style-name="P9"/>
          </table:table-cell>
          <table:table-cell table:style-name="Tabla27.H4" office:value-type="string">
            <text:p text:style-name="P9"/>
          </table:table-cell>
        </table:table-row>
        <table:table-row table:style-name="Tabla27.3">
          <table:table-cell table:style-name="Tabla27.A5" table:number-columns-spanned="2" office:value-type="string">
            <text:p text:style-name="P9"/>
          </table:table-cell>
          <table:covered-table-cell/>
          <table:table-cell table:style-name="Tabla27.C5" table:number-columns-spanned="2" office:value-type="string">
            <text:p text:style-name="P9"/>
          </table:table-cell>
          <table:covered-table-cell/>
          <table:table-cell table:style-name="Tabla27.E5" table:number-columns-spanned="2" office:value-type="string">
            <text:p text:style-name="P9"/>
          </table:table-cell>
          <table:covered-table-cell/>
          <table:table-cell table:style-name="Tabla27.G5" office:value-type="string">
            <text:p text:style-name="P9"/>
          </table:table-cell>
          <table:table-cell table:style-name="Tabla27.H5" office:value-type="string">
            <text:p text:style-name="P9"/>
          </table:table-cell>
        </table:table-row>
        <table:table-row table:style-name="Tabla27.3">
          <table:table-cell table:style-name="Tabla27.A6" table:number-columns-spanned="2" office:value-type="string">
            <text:p text:style-name="P9"/>
          </table:table-cell>
          <table:covered-table-cell/>
          <table:table-cell table:style-name="Tabla27.C6" table:number-columns-spanned="2" office:value-type="string">
            <text:p text:style-name="P9"/>
          </table:table-cell>
          <table:covered-table-cell/>
          <table:table-cell table:style-name="Tabla27.E6" table:number-columns-spanned="2" office:value-type="string">
            <text:p text:style-name="P9"/>
          </table:table-cell>
          <table:covered-table-cell/>
          <table:table-cell table:style-name="Tabla27.G6" office:value-type="string">
            <text:p text:style-name="P9"/>
          </table:table-cell>
          <table:table-cell table:style-name="Tabla27.H6" office:value-type="string">
            <text:p text:style-name="P9"/>
          </table:table-cell>
        </table:table-row>
        <table:table-row table:style-name="Tabla27.3">
          <table:table-cell table:style-name="Tabla27.A7" table:number-columns-spanned="7" office:value-type="string">
            <text:p text:style-name="P10">CANTIDADE TOTAL (Tonelada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7.H7" office:value-type="string">
            <text:p text:style-name="P9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gl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/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4_20_Car" style:display-name="Título 4 Car" style:family="text" style:parent-style-name="Fuente_20_de_20_párrafo_20_predeter.">
      <style:text-properties fo:font-size="12pt" fo:language="gl" fo:country="ES" style:font-size-asian="12pt"/>
    </style:style>
    <style:style style:name="Título_20_5_20_Car" style:display-name="Título 5 Car" style:family="text" style:parent-style-name="Fuente_20_de_20_párrafo_20_predeter.">
      <style:text-properties fo:language="gl" fo:country="ES" fo:font-weight="bold" style:font-weight-asian="bol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1.752cm" fo:margin-bottom="1.27cm" fo:margin-left="2.752cm" fo:margin-right="2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501cm" fo:margin-left="2.752cm" fo:margin-right="2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Páxina <text:page-number text:select-page="current">7</text:page-number><text:s/>de <text:page-count style:num-format="1">7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CLARACION ANUAL DE PRODUCTORES</dc:title>
    <meta:initial-creator> </meta:initial-creator>
    <meta:creation-date>2011-05-31T10:56:00</meta:creation-date>
    <dc:date>2020-08-12T11:37:59.314363472</dc:date>
    <meta:print-date>2012-03-28T10:23:00</meta:print-date>
    <meta:editing-cycles>150</meta:editing-cycles>
    <meta:editing-duration>P1DT21H57M59S</meta:editing-duration>
    <meta:generator>LibreOffice/6.0.7.3$Linux_X86_64 LibreOffice_project/00m0$Build-3</meta:generator>
    <meta:document-statistic meta:table-count="15" meta:image-count="0" meta:object-count="0" meta:page-count="7" meta:paragraph-count="300" meta:word-count="1345" meta:character-count="10214" meta:non-whitespace-character-count="9148"/>
    <meta:user-defined meta:name="Información 1"/>
    <meta:user-defined meta:name="Información 2"/>
    <meta:user-defined meta:name="Información 3"/>
    <meta:user-defined meta:name="Información 4"/>
  </office:meta>
</office:document-meta>
</file>